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428in" svg:height="8.1154in" svg:x="6.5642in" svg:y="0.3823in">
            <draw:object draw:notify-on-update-of-ranges="Sheet1.A7:Sheet1.A300 Sheet1.B7:Sheet1.B300 Sheet1.D6:Sheet1.D6 Sheet1.D7:Sheet1.D437 Sheet1.E6:Sheet1.E6 Sheet1.E7:Sheet1.E4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4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harle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moi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4446" calcext:value-type="float">
            <text:p>0.00097444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000979114" calcext:value-type="float">
            <text:p>0.000979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84052" calcext:value-type="float">
            <text:p>0.00028405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000282236" calcext:value-type="float">
            <text:p>0.000282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79196" calcext:value-type="float">
            <text:p>0.000279196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0.000277533" calcext:value-type="float">
            <text:p>0.000277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75864" calcext:value-type="float">
            <text:p>0.00027586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0.00027424" calcext:value-type="float">
            <text:p>0.00027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72291" calcext:value-type="float">
            <text:p>0.00027229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0.000271486" calcext:value-type="float">
            <text:p>0.000271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69626" calcext:value-type="float">
            <text:p>0.000269626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0.000268295" calcext:value-type="float">
            <text:p>0.0002682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66791" calcext:value-type="float">
            <text:p>0.000266791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0.00026513" calcext:value-type="float">
            <text:p>0.000265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63471" calcext:value-type="float">
            <text:p>0.000263471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0.00026212" calcext:value-type="float">
            <text:p>0.00026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60599" calcext:value-type="float">
            <text:p>0.000260599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0.000258968" calcext:value-type="float">
            <text:p>0.000258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57162" calcext:value-type="float">
            <text:p>0.000257162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0.000256142" calcext:value-type="float">
            <text:p>0.000256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54411" calcext:value-type="float">
            <text:p>0.000254411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0.000253497" calcext:value-type="float">
            <text:p>0.0002534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50928" calcext:value-type="float">
            <text:p>0.000250928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office:value-type="float" office:value="0.000250638" calcext:value-type="float">
            <text:p>0.0002506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47852" calcext:value-type="float">
            <text:p>0.000247852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0.000247209" calcext:value-type="float">
            <text:p>0.0002472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24402" calcext:value-type="float">
            <text:p>0.00024402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0.000243545" calcext:value-type="float">
            <text:p>0.000243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39572" calcext:value-type="float">
            <text:p>0.000239572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0.000239454" calcext:value-type="float">
            <text:p>0.000239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35242" calcext:value-type="float">
            <text:p>0.000235242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0.00023466" calcext:value-type="float">
            <text:p>0.00023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29687" calcext:value-type="float">
            <text:p>0.000229687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0.000229004" calcext:value-type="float">
            <text:p>0.000229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22908" calcext:value-type="float">
            <text:p>0.000222908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0.000223523" calcext:value-type="float">
            <text:p>0.0002235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16357" calcext:value-type="float">
            <text:p>0.000216357</text:p>
          </table:table-cell>
          <table:table-cell/>
          <table:table-cell office:value-type="float" office:value="18" calcext:value-type="float">
            <text:p>18</text:p>
          </table:table-cell>
          <table:table-cell table:style-name="Default" office:value-type="float" office:value="0.000215516" calcext:value-type="float">
            <text:p>0.0002155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20658" calcext:value-type="float">
            <text:p>0.00020658</text:p>
          </table:table-cell>
          <table:table-cell/>
          <table:table-cell office:value-type="float" office:value="19" calcext:value-type="float">
            <text:p>19</text:p>
          </table:table-cell>
          <table:table-cell table:style-name="Default" office:value-type="float" office:value="0.000207927" calcext:value-type="float">
            <text:p>0.0002079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98841" calcext:value-type="float">
            <text:p>0.000198841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0.000195984" calcext:value-type="float">
            <text:p>0.0001959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84695" calcext:value-type="float">
            <text:p>0.000184695</text:p>
          </table:table-cell>
          <table:table-cell/>
          <table:table-cell office:value-type="float" office:value="21" calcext:value-type="float">
            <text:p>21</text:p>
          </table:table-cell>
          <table:table-cell table:style-name="Default" office:value-type="float" office:value="0.000197184" calcext:value-type="float">
            <text:p>0.0001971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89956" calcext:value-type="float">
            <text:p>0.000189956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0.000186241" calcext:value-type="float">
            <text:p>0.0001862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70539" calcext:value-type="float">
            <text:p>0.000170539</text:p>
          </table:table-cell>
          <table:table-cell/>
          <table:table-cell office:value-type="float" office:value="23" calcext:value-type="float">
            <text:p>23</text:p>
          </table:table-cell>
          <table:table-cell table:style-name="Default" office:value-type="float" office:value="0.000181127" calcext:value-type="float">
            <text:p>0.0001811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166346" calcext:value-type="float">
            <text:p>0.000166346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 office:value-type="float" office:value="0.000172671" calcext:value-type="float">
            <text:p>0.0001726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52847" calcext:value-type="float">
            <text:p>0.000152847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0.000167097" calcext:value-type="float">
            <text:p>0.0001670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153541" calcext:value-type="float">
            <text:p>0.000153541</text:p>
          </table:table-cell>
          <table:table-cell/>
          <table:table-cell office:value-type="float" office:value="26" calcext:value-type="float">
            <text:p>26</text:p>
          </table:table-cell>
          <table:table-cell table:style-name="Default" office:value-type="float" office:value="0.000156113" calcext:value-type="float">
            <text:p>0.0001561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13381" calcext:value-type="float">
            <text:p>0.00013381</text:p>
          </table:table-cell>
          <table:table-cell/>
          <table:table-cell office:value-type="float" office:value="27" calcext:value-type="float">
            <text:p>27</text:p>
          </table:table-cell>
          <table:table-cell table:style-name="Default" office:value-type="float" office:value="0.000153074" calcext:value-type="float">
            <text:p>0.0001530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42695" calcext:value-type="float">
            <text:p>0.000142695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 office:value-type="float" office:value="0.000135928" calcext:value-type="float">
            <text:p>0.0001359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130993" calcext:value-type="float">
            <text:p>0.000130993</text:p>
          </table:table-cell>
          <table:table-cell/>
          <table:table-cell office:value-type="float" office:value="29" calcext:value-type="float">
            <text:p>29</text:p>
          </table:table-cell>
          <table:table-cell table:style-name="Default" office:value-type="float" office:value="0.000145404" calcext:value-type="float">
            <text:p>0.0001454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128676" calcext:value-type="float">
            <text:p>0.000128676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0.00013027" calcext:value-type="float">
            <text:p>0.000130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123209" calcext:value-type="float">
            <text:p>0.000123209</text:p>
          </table:table-cell>
          <table:table-cell/>
          <table:table-cell office:value-type="float" office:value="31" calcext:value-type="float">
            <text:p>31</text:p>
          </table:table-cell>
          <table:table-cell table:style-name="Default" office:value-type="float" office:value="0.000128957" calcext:value-type="float">
            <text:p>0.0001289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20128" calcext:value-type="float">
            <text:p>0.000120128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0.000121017" calcext:value-type="float">
            <text:p>0.0001210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114964" calcext:value-type="float">
            <text:p>0.000114964</text:p>
          </table:table-cell>
          <table:table-cell/>
          <table:table-cell office:value-type="float" office:value="33" calcext:value-type="float">
            <text:p>33</text:p>
          </table:table-cell>
          <table:table-cell table:style-name="Default" office:value-type="float" office:value="0.000119588" calcext:value-type="float">
            <text:p>0.0001195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111188" calcext:value-type="float">
            <text:p>0.000111188</text:p>
          </table:table-cell>
          <table:table-cell/>
          <table:table-cell office:value-type="float" office:value="34" calcext:value-type="float">
            <text:p>34</text:p>
          </table:table-cell>
          <table:table-cell table:style-name="Default" office:value-type="float" office:value="0.000111235" calcext:value-type="float">
            <text:p>0.0001112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108234" calcext:value-type="float">
            <text:p>0.000108234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0.000112329" calcext:value-type="float">
            <text:p>0.0001123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103085" calcext:value-type="float">
            <text:p>0.000103085</text:p>
          </table:table-cell>
          <table:table-cell/>
          <table:table-cell office:value-type="float" office:value="36" calcext:value-type="float">
            <text:p>36</text:p>
          </table:table-cell>
          <table:table-cell table:style-name="Default" office:value-type="float" office:value="0.000107872" calcext:value-type="float">
            <text:p>0.0001078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102734" calcext:value-type="float">
            <text:p>0.000102734</text:p>
          </table:table-cell>
          <table:table-cell/>
          <table:table-cell office:value-type="float" office:value="37" calcext:value-type="float">
            <text:p>37</text:p>
          </table:table-cell>
          <table:table-cell table:style-name="Default" office:value-type="float" office:value="0.000106421" calcext:value-type="float">
            <text:p>0.000106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0.0000935457" calcext:value-type="float">
            <text:p>9.35E-05</text:p>
          </table:table-cell>
          <table:table-cell/>
          <table:table-cell office:value-type="float" office:value="38" calcext:value-type="float">
            <text:p>38</text:p>
          </table:table-cell>
          <table:table-cell table:style-name="Default" office:value-type="float" office:value="0.000103828" calcext:value-type="float">
            <text:p>0.0001038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103369" calcext:value-type="float">
            <text:p>0.000103369</text:p>
          </table:table-cell>
          <table:table-cell/>
          <table:table-cell office:value-type="float" office:value="39" calcext:value-type="float">
            <text:p>39</text:p>
          </table:table-cell>
          <table:table-cell table:style-name="Default" office:value-type="float" office:value="0.000100394" calcext:value-type="float">
            <text:p>0.0001003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0000957006" calcext:value-type="float">
            <text:p>9.57E-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0990027" calcext:value-type="float">
            <text:p>9.90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0.0000979313" calcext:value-type="float">
            <text:p>9.79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0959397" calcext:value-type="float">
            <text:p>9.59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0.0000987217" calcext:value-type="float">
            <text:p>9.87E-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00959335" calcext:value-type="float">
            <text:p>9.59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0.0000975568" calcext:value-type="float">
            <text:p>9.76E-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0886785" calcext:value-type="float">
            <text:p>8.87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0.0000967453" calcext:value-type="float">
            <text:p>9.67E-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00974438" calcext:value-type="float">
            <text:p>9.74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0.0000970034" calcext:value-type="float">
            <text:p>9.70E-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090122" calcext:value-type="float">
            <text:p>9.01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0.0000949944" calcext:value-type="float">
            <text:p>9.50E-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00930549" calcext:value-type="float">
            <text:p>9.31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0.0000930491" calcext:value-type="float">
            <text:p>9.30E-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00925665" calcext:value-type="float">
            <text:p>9.26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0.0000929139" calcext:value-type="float">
            <text:p>9.29E-0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00920233" calcext:value-type="float">
            <text:p>9.20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0.0000917744" calcext:value-type="float">
            <text:p>9.18E-0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00913811" calcext:value-type="float">
            <text:p>9.14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906097" calcext:value-type="float">
            <text:p>9.06E-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90057" calcext:value-type="float">
            <text:p>9.01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0.0000900627" calcext:value-type="float">
            <text:p>9.01E-0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000896047" calcext:value-type="float">
            <text:p>8.96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0.0000868343" calcext:value-type="float">
            <text:p>8.68E-0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000892279" calcext:value-type="float">
            <text:p>8.92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0.0000888305" calcext:value-type="float">
            <text:p>8.88E-0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000876506" calcext:value-type="float">
            <text:p>8.77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0.0000889387" calcext:value-type="float">
            <text:p>8.89E-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000880664" calcext:value-type="float">
            <text:p>8.81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0.0000880854" calcext:value-type="float">
            <text:p>8.81E-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00879763" calcext:value-type="float">
            <text:p>8.80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0.0000881086" calcext:value-type="float">
            <text:p>8.81E-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00862235" calcext:value-type="float">
            <text:p>8.62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0.0000862344" calcext:value-type="float">
            <text:p>8.62E-0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0855926" calcext:value-type="float">
            <text:p>8.56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0.0000856179" calcext:value-type="float">
            <text:p>8.56E-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000860209" calcext:value-type="float">
            <text:p>8.60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0.0000855247" calcext:value-type="float">
            <text:p>8.55E-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000852662" calcext:value-type="float">
            <text:p>8.53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0000837476" calcext:value-type="float">
            <text:p>8.37E-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0852074" calcext:value-type="float">
            <text:p>8.52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0.0000832002" calcext:value-type="float">
            <text:p>8.32E-0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000825373" calcext:value-type="float">
            <text:p>8.25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0.0000820552" calcext:value-type="float">
            <text:p>8.21E-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0846092" calcext:value-type="float">
            <text:p>8.46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0.0000800432" calcext:value-type="float">
            <text:p>8.00E-0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00829255" calcext:value-type="float">
            <text:p>8.29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0000805738" calcext:value-type="float">
            <text:p>8.06E-0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846773" calcext:value-type="float">
            <text:p>8.47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0.0000756334" calcext:value-type="float">
            <text:p>7.56E-0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00829213" calcext:value-type="float">
            <text:p>8.29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0.0000802868" calcext:value-type="float">
            <text:p>8.03E-0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00815413" calcext:value-type="float">
            <text:p>8.15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0.0000777967" calcext:value-type="float">
            <text:p>7.78E-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00082194" calcext:value-type="float">
            <text:p>8.22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0.0000772183" calcext:value-type="float">
            <text:p>7.72E-0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00813563" calcext:value-type="float">
            <text:p>8.14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0.0000772264" calcext:value-type="float">
            <text:p>7.72E-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00803354" calcext:value-type="float">
            <text:p>8.03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0.0000757099" calcext:value-type="float">
            <text:p>7.57E-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0787084" calcext:value-type="float">
            <text:p>7.87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0.0000762082" calcext:value-type="float">
            <text:p>7.62E-0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0079454" calcext:value-type="float">
            <text:p>7.95E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0.0000727915" calcext:value-type="float">
            <text:p>7.28E-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000787634" calcext:value-type="float">
            <text:p>7.88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0.0000744297" calcext:value-type="float">
            <text:p>7.44E-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000792548" calcext:value-type="float">
            <text:p>7.93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0.0000738429" calcext:value-type="float">
            <text:p>7.38E-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00777807" calcext:value-type="float">
            <text:p>7.78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729729" calcext:value-type="float">
            <text:p>7.30E-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00772722" calcext:value-type="float">
            <text:p>7.73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0.0000735297" calcext:value-type="float">
            <text:p>7.35E-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0756798" calcext:value-type="float">
            <text:p>7.57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0.0000730617" calcext:value-type="float">
            <text:p>7.31E-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00755068" calcext:value-type="float">
            <text:p>7.55E-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0.0000723535" calcext:value-type="float">
            <text:p>7.24E-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00747646" calcext:value-type="float">
            <text:p>7.48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0.0000722844" calcext:value-type="float">
            <text:p>7.23E-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074854" calcext:value-type="float">
            <text:p>7.49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000070695" calcext:value-type="float">
            <text:p>7.07E-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727285" calcext:value-type="float">
            <text:p>7.27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0.0000700326" calcext:value-type="float">
            <text:p>7.00E-0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00709822" calcext:value-type="float">
            <text:p>7.10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0.0000691347" calcext:value-type="float">
            <text:p>6.91E-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00713175" calcext:value-type="float">
            <text:p>7.13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0.0000678223" calcext:value-type="float">
            <text:p>6.78E-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000673546" calcext:value-type="float">
            <text:p>6.74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0.000066397" calcext:value-type="float">
            <text:p>6.64E-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00699226" calcext:value-type="float">
            <text:p>6.99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0.0000669051" calcext:value-type="float">
            <text:p>6.69E-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00687599" calcext:value-type="float">
            <text:p>6.88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0.0000628378" calcext:value-type="float">
            <text:p>6.28E-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000676974" calcext:value-type="float">
            <text:p>6.77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0.0000665147" calcext:value-type="float">
            <text:p>6.65E-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000672025" calcext:value-type="float">
            <text:p>6.72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0.0000656843" calcext:value-type="float">
            <text:p>6.57E-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0666013" calcext:value-type="float">
            <text:p>6.66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0.000064676" calcext:value-type="float">
            <text:p>6.47E-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0661798" calcext:value-type="float">
            <text:p>6.62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0.0000638204" calcext:value-type="float">
            <text:p>6.38E-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0633626" calcext:value-type="float">
            <text:p>6.34E-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0.000063991" calcext:value-type="float">
            <text:p>6.40E-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0066426" calcext:value-type="float">
            <text:p>6.64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0.0000620167" calcext:value-type="float">
            <text:p>6.20E-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000664269" calcext:value-type="float">
            <text:p>6.64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0.0000622478" calcext:value-type="float">
            <text:p>6.22E-0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0064514" calcext:value-type="float">
            <text:p>6.45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0.0000609742" calcext:value-type="float">
            <text:p>6.10E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00648065" calcext:value-type="float">
            <text:p>6.48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0.0000605017" calcext:value-type="float">
            <text:p>6.05E-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00646122" calcext:value-type="float">
            <text:p>6.46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0.0000578388" calcext:value-type="float">
            <text:p>5.78E-0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0631532" calcext:value-type="float">
            <text:p>6.32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0.0000607233" calcext:value-type="float">
            <text:p>6.07E-0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00062837" calcext:value-type="float">
            <text:p>6.28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0.0000598629" calcext:value-type="float">
            <text:p>5.99E-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000623828" calcext:value-type="float">
            <text:p>6.24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0.0000597188" calcext:value-type="float">
            <text:p>5.97E-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00611317" calcext:value-type="float">
            <text:p>6.11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585721" calcext:value-type="float">
            <text:p>5.86E-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610378" calcext:value-type="float">
            <text:p>6.10E-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0.0000646148" calcext:value-type="float">
            <text:p>6.46E-0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00065066" calcext:value-type="float">
            <text:p>6.51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0.0000610741" calcext:value-type="float">
            <text:p>6.11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006367" calcext:value-type="float">
            <text:p>6.37E-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0.000062264" calcext:value-type="float">
            <text:p>6.23E-0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629568" calcext:value-type="float">
            <text:p>6.30E-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0.0000601156" calcext:value-type="float">
            <text:p>6.01E-0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000616345" calcext:value-type="float">
            <text:p>6.16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0.0000595266" calcext:value-type="float">
            <text:p>5.95E-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00609617" calcext:value-type="float">
            <text:p>6.10E-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0.0000593569" calcext:value-type="float">
            <text:p>5.94E-0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000601645" calcext:value-type="float">
            <text:p>6.02E-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0.0000584406" calcext:value-type="float">
            <text:p>5.84E-0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000611623" calcext:value-type="float">
            <text:p>6.12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0.0000578736" calcext:value-type="float">
            <text:p>5.79E-0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000607084" calcext:value-type="float">
            <text:p>6.07E-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0.0000562114" calcext:value-type="float">
            <text:p>5.62E-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000597726" calcext:value-type="float">
            <text:p>5.98E-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0.0000584766" calcext:value-type="float">
            <text:p>5.85E-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59114" calcext:value-type="float">
            <text:p>5.91E-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0.0000579837" calcext:value-type="float">
            <text:p>5.80E-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00585653" calcext:value-type="float">
            <text:p>5.86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0.0000564733" calcext:value-type="float">
            <text:p>5.65E-0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00058658" calcext:value-type="float">
            <text:p>5.87E-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0.0000553041" calcext:value-type="float">
            <text:p>5.53E-0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000589272" calcext:value-type="float">
            <text:p>5.89E-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0.0000564001" calcext:value-type="float">
            <text:p>5.64E-0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00573263" calcext:value-type="float">
            <text:p>5.73E-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0.0000565179" calcext:value-type="float">
            <text:p>5.65E-0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00578671" calcext:value-type="float">
            <text:p>5.79E-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0.0000556938" calcext:value-type="float">
            <text:p>5.57E-0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000566742" calcext:value-type="float">
            <text:p>5.67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0.0000552065" calcext:value-type="float">
            <text:p>5.52E-0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000591853" calcext:value-type="float">
            <text:p>5.92E-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0.0000567349" calcext:value-type="float">
            <text:p>5.67E-0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00570914" calcext:value-type="float">
            <text:p>5.71E-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0.0000548525" calcext:value-type="float">
            <text:p>5.49E-0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000577348" calcext:value-type="float">
            <text:p>5.77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0.0000552969" calcext:value-type="float">
            <text:p>5.53E-0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0056653" calcext:value-type="float">
            <text:p>5.67E-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0.0000550773" calcext:value-type="float">
            <text:p>5.51E-0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000561606" calcext:value-type="float">
            <text:p>5.62E-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0.0000542396" calcext:value-type="float">
            <text:p>5.42E-0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000558071" calcext:value-type="float">
            <text:p>5.58E-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0.0000537613" calcext:value-type="float">
            <text:p>5.38E-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000554035" calcext:value-type="float">
            <text:p>5.54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0.0000553849" calcext:value-type="float">
            <text:p>5.54E-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00560769" calcext:value-type="float">
            <text:p>5.61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0.0000538741" calcext:value-type="float">
            <text:p>5.39E-0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000539773" calcext:value-type="float">
            <text:p>5.40E-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0.00005196" calcext:value-type="float">
            <text:p>5.20E-0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000557621" calcext:value-type="float">
            <text:p>5.58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0.0000537294" calcext:value-type="float">
            <text:p>5.37E-0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000546851" calcext:value-type="float">
            <text:p>5.47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0000513841" calcext:value-type="float">
            <text:p>5.14E-0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542639" calcext:value-type="float">
            <text:p>5.43E-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0.0000528634" calcext:value-type="float">
            <text:p>5.29E-0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000532049" calcext:value-type="float">
            <text:p>5.32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0.0000530313" calcext:value-type="float">
            <text:p>5.30E-0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00524277" calcext:value-type="float">
            <text:p>5.24E-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float" office:value="0.0000521993" calcext:value-type="float">
            <text:p>5.22E-0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000532561" calcext:value-type="float">
            <text:p>5.33E-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0.0000505382" calcext:value-type="float">
            <text:p>5.05E-0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000517733" calcext:value-type="float">
            <text:p>5.18E-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0.000049912" calcext:value-type="float">
            <text:p>4.99E-0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000519653" calcext:value-type="float">
            <text:p>5.20E-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float" office:value="0.0000511828" calcext:value-type="float">
            <text:p>5.12E-0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000511488" calcext:value-type="float">
            <text:p>5.11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float" office:value="0.0000508282" calcext:value-type="float">
            <text:p>5.08E-0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00509243" calcext:value-type="float">
            <text:p>5.09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float" office:value="0.0000498106" calcext:value-type="float">
            <text:p>4.98E-0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000502464" calcext:value-type="float">
            <text:p>5.02E-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float" office:value="0.000048819" calcext:value-type="float">
            <text:p>4.88E-0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000499225" calcext:value-type="float">
            <text:p>4.99E-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float" office:value="0.000048586" calcext:value-type="float">
            <text:p>4.86E-0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000482655" calcext:value-type="float">
            <text:p>4.83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float" office:value="0.0000484162" calcext:value-type="float">
            <text:p>4.84E-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000503276" calcext:value-type="float">
            <text:p>5.03E-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float" office:value="0.0000477045" calcext:value-type="float">
            <text:p>4.77E-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00487735" calcext:value-type="float">
            <text:p>4.88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float" office:value="0.0000471251" calcext:value-type="float">
            <text:p>4.71E-0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000484638" calcext:value-type="float">
            <text:p>4.85E-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float" office:value="0.0000449752" calcext:value-type="float">
            <text:p>4.50E-0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0004801" calcext:value-type="float">
            <text:p>4.80E-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float" office:value="0.0000456658" calcext:value-type="float">
            <text:p>4.57E-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000486157" calcext:value-type="float">
            <text:p>4.86E-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float" office:value="0.0000458872" calcext:value-type="float">
            <text:p>4.59E-0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00048014" calcext:value-type="float">
            <text:p>4.80E-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float" office:value="0.0000456642" calcext:value-type="float">
            <text:p>4.57E-0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00478635" calcext:value-type="float">
            <text:p>4.79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float" office:value="0.0000455204" calcext:value-type="float">
            <text:p>4.55E-0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000474907" calcext:value-type="float">
            <text:p>4.75E-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float" office:value="0.0000442963" calcext:value-type="float">
            <text:p>4.43E-0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000458299" calcext:value-type="float">
            <text:p>4.58E-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float" office:value="0.0000439533" calcext:value-type="float">
            <text:p>4.40E-0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000475259" calcext:value-type="float">
            <text:p>4.75E-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float" office:value="0.0000450753" calcext:value-type="float">
            <text:p>4.51E-0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000469333" calcext:value-type="float">
            <text:p>4.69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float" office:value="0.0000434742" calcext:value-type="float">
            <text:p>4.35E-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454293" calcext:value-type="float">
            <text:p>4.54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float" office:value="0.0000445218" calcext:value-type="float">
            <text:p>4.45E-0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0000451335" calcext:value-type="float">
            <text:p>4.51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float" office:value="0.0000438251" calcext:value-type="float">
            <text:p>4.38E-0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000456811" calcext:value-type="float">
            <text:p>4.57E-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float" office:value="0.0000434189" calcext:value-type="float">
            <text:p>4.34E-0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000450334" calcext:value-type="float">
            <text:p>4.50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float" office:value="0.0000416293" calcext:value-type="float">
            <text:p>4.16E-0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000442859" calcext:value-type="float">
            <text:p>4.43E-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float" office:value="0.0000438861" calcext:value-type="float">
            <text:p>4.39E-0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00443725" calcext:value-type="float">
            <text:p>4.44E-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float" office:value="0.0000420379" calcext:value-type="float">
            <text:p>4.20E-0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00043395" calcext:value-type="float">
            <text:p>4.34E-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float" office:value="0.0000444809" calcext:value-type="float">
            <text:p>4.45E-0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000441995" calcext:value-type="float">
            <text:p>4.42E-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float" office:value="0.0000414161" calcext:value-type="float">
            <text:p>4.14E-0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000436175" calcext:value-type="float">
            <text:p>4.36E-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float" office:value="0.0000405483" calcext:value-type="float">
            <text:p>4.05E-0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000435136" calcext:value-type="float">
            <text:p>4.35E-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0.0000423445" calcext:value-type="float">
            <text:p>4.23E-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00436841" calcext:value-type="float">
            <text:p>4.37E-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float" office:value="0.0000408915" calcext:value-type="float">
            <text:p>4.09E-0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000419152" calcext:value-type="float">
            <text:p>4.19E-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float" office:value="0.0000417329" calcext:value-type="float">
            <text:p>4.17E-0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000418905" calcext:value-type="float">
            <text:p>4.19E-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float" office:value="0.0000400034" calcext:value-type="float">
            <text:p>4.00E-0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000413999" calcext:value-type="float">
            <text:p>4.14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float" office:value="0.0000425652" calcext:value-type="float">
            <text:p>4.26E-0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000404771" calcext:value-type="float">
            <text:p>4.05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float" office:value="0.0000397765" calcext:value-type="float">
            <text:p>3.98E-0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000404283" calcext:value-type="float">
            <text:p>4.04E-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float" office:value="0.0000407277" calcext:value-type="float">
            <text:p>4.07E-0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00390388" calcext:value-type="float">
            <text:p>3.90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float" office:value="0.0000394872" calcext:value-type="float">
            <text:p>3.95E-0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000387674" calcext:value-type="float">
            <text:p>3.88E-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float" office:value="0.0000395553" calcext:value-type="float">
            <text:p>3.96E-0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000366914" calcext:value-type="float">
            <text:p>3.67E-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float" office:value="0.0000386039" calcext:value-type="float">
            <text:p>3.86E-0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000385717" calcext:value-type="float">
            <text:p>3.86E-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float" office:value="0.0000387444" calcext:value-type="float">
            <text:p>3.87E-0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00387713" calcext:value-type="float">
            <text:p>3.88E-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 office:value-type="float" office:value="0.000038974" calcext:value-type="float">
            <text:p>3.90E-0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0000373997" calcext:value-type="float">
            <text:p>3.74E-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float" office:value="0.0000386504" calcext:value-type="float">
            <text:p>3.87E-0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000388402" calcext:value-type="float">
            <text:p>3.88E-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float" office:value="0.0000378066" calcext:value-type="float">
            <text:p>3.78E-0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00372082" calcext:value-type="float">
            <text:p>3.72E-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float" office:value="0.0000375181" calcext:value-type="float">
            <text:p>3.75E-0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00371246" calcext:value-type="float">
            <text:p>3.71E-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float" office:value="0.0000358924" calcext:value-type="float">
            <text:p>3.59E-0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00374992" calcext:value-type="float">
            <text:p>3.75E-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 office:value-type="float" office:value="0.0000378764" calcext:value-type="float">
            <text:p>3.79E-0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000363033" calcext:value-type="float">
            <text:p>3.63E-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 office:value-type="float" office:value="0.0000356816" calcext:value-type="float">
            <text:p>3.57E-0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0000369113" calcext:value-type="float">
            <text:p>3.69E-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 office:value-type="float" office:value="0.0000368463" calcext:value-type="float">
            <text:p>3.68E-0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0000362838" calcext:value-type="float">
            <text:p>3.63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float" office:value="0.0000366227" calcext:value-type="float">
            <text:p>3.66E-0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000035763" calcext:value-type="float">
            <text:p>3.58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float" office:value="0.0000346308" calcext:value-type="float">
            <text:p>3.46E-0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00357399" calcext:value-type="float">
            <text:p>3.57E-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 office:value-type="float" office:value="0.0000365201" calcext:value-type="float">
            <text:p>3.65E-0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000033801" calcext:value-type="float">
            <text:p>3.38E-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 office:value-type="float" office:value="0.0000355461" calcext:value-type="float">
            <text:p>3.55E-0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00354859" calcext:value-type="float">
            <text:p>3.55E-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float" office:value="0.000035674" calcext:value-type="float">
            <text:p>3.57E-0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0000345501" calcext:value-type="float">
            <text:p>3.46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float" office:value="0.0000336842" calcext:value-type="float">
            <text:p>3.37E-0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0000352616" calcext:value-type="float">
            <text:p>3.53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office:value-type="float" office:value="0.0000354355" calcext:value-type="float">
            <text:p>3.54E-0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000333433" calcext:value-type="float">
            <text:p>3.33E-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float" office:value="0.0000335139" calcext:value-type="float">
            <text:p>3.35E-0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0000351125" calcext:value-type="float">
            <text:p>3.51E-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float" office:value="0.0000342674" calcext:value-type="float">
            <text:p>3.43E-0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000348104" calcext:value-type="float">
            <text:p>3.48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 office:value-type="float" office:value="0.0000339247" calcext:value-type="float">
            <text:p>3.39E-0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0000335084" calcext:value-type="float">
            <text:p>3.35E-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float" office:value="0.000032535" calcext:value-type="float">
            <text:p>3.25E-0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000334615" calcext:value-type="float">
            <text:p>3.35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 office:value-type="float" office:value="0.0000333071" calcext:value-type="float">
            <text:p>3.33E-0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00335857" calcext:value-type="float">
            <text:p>3.36E-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float" office:value="0.0000333286" calcext:value-type="float">
            <text:p>3.33E-0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000333902" calcext:value-type="float">
            <text:p>3.34E-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float" office:value="0.0000328853" calcext:value-type="float">
            <text:p>3.29E-0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00318929" calcext:value-type="float">
            <text:p>3.19E-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 office:value-type="float" office:value="0.0000334777" calcext:value-type="float">
            <text:p>3.35E-0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00033257" calcext:value-type="float">
            <text:p>3.33E-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float" office:value="0.0000319901" calcext:value-type="float">
            <text:p>3.20E-0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0000316823" calcext:value-type="float">
            <text:p>3.17E-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office:value-type="float" office:value="0.0000315368" calcext:value-type="float">
            <text:p>3.15E-0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0326495" calcext:value-type="float">
            <text:p>3.26E-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float" office:value="0.0000310318" calcext:value-type="float">
            <text:p>3.10E-0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0000309084" calcext:value-type="float">
            <text:p>3.09E-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float" office:value="0.0000304228" calcext:value-type="float">
            <text:p>3.04E-0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000031242" calcext:value-type="float">
            <text:p>3.12E-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float" office:value="0.0000306367" calcext:value-type="float">
            <text:p>3.06E-0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0000313283" calcext:value-type="float">
            <text:p>3.13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float" office:value="0.0000307577" calcext:value-type="float">
            <text:p>3.08E-0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0298007" calcext:value-type="float">
            <text:p>2.98E-0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000314842" calcext:value-type="float">
            <text:p>3.15E-05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0.0000312194" calcext:value-type="float">
            <text:p>3.12E-05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0.000029907" calcext:value-type="float">
            <text:p>2.99E-05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0.0000297947" calcext:value-type="float">
            <text:p>2.98E-05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0.0000307922" calcext:value-type="float">
            <text:p>3.08E-05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0.0000293783" calcext:value-type="float">
            <text:p>2.94E-05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0.0000288346" calcext:value-type="float">
            <text:p>2.88E-05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0.0000292192" calcext:value-type="float">
            <text:p>2.92E-05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0.0000289262" calcext:value-type="float">
            <text:p>2.89E-05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0.0000281199" calcext:value-type="float">
            <text:p>2.81E-05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0.0000281229" calcext:value-type="float">
            <text:p>2.81E-05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0.0000263938" calcext:value-type="float">
            <text:p>2.64E-05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0.0000297434" calcext:value-type="float">
            <text:p>2.97E-05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0.0000269332" calcext:value-type="float">
            <text:p>2.69E-05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0.0000268516" calcext:value-type="float">
            <text:p>2.69E-05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0.0000274695" calcext:value-type="float">
            <text:p>2.75E-05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0.0000261798" calcext:value-type="float">
            <text:p>2.62E-05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0.0000267855" calcext:value-type="float">
            <text:p>2.68E-05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0.0000260064" calcext:value-type="float">
            <text:p>2.60E-05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0.0000267363" calcext:value-type="float">
            <text:p>2.67E-05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0.0000264605" calcext:value-type="float">
            <text:p>2.65E-05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0.0000248292" calcext:value-type="float">
            <text:p>2.48E-05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0.0000254468" calcext:value-type="float">
            <text:p>2.54E-05</text:p>
          </table:table-cell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0.0000253361" calcext:value-type="float">
            <text:p>2.53E-05</text:p>
          </table:table-cell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0.0000247517" calcext:value-type="float">
            <text:p>2.48E-05</text:p>
          </table:table-cell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0.0000241305" calcext:value-type="float">
            <text:p>2.41E-05</text:p>
          </table:table-cell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0.00002567" calcext:value-type="float">
            <text:p>2.57E-05</text:p>
          </table:table-cell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0.000024036" calcext:value-type="float">
            <text:p>2.40E-05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0.0000245887" calcext:value-type="float">
            <text:p>2.46E-05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0.0000236303" calcext:value-type="float">
            <text:p>2.36E-05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0.0000234706" calcext:value-type="float">
            <text:p>2.35E-05</text:p>
          </table:table-cell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0.0000232595" calcext:value-type="float">
            <text:p>2.33E-05</text:p>
          </table:table-cell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0.0000229342" calcext:value-type="float">
            <text:p>2.29E-05</text:p>
          </table:table-cell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0.0000245515" calcext:value-type="float">
            <text:p>2.46E-05</text:p>
          </table:table-cell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0.0000226361" calcext:value-type="float">
            <text:p>2.26E-05</text:p>
          </table:table-cell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0.0000236421" calcext:value-type="float">
            <text:p>2.36E-05</text:p>
          </table:table-cell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0.0000218262" calcext:value-type="float">
            <text:p>2.18E-05</text:p>
          </table:table-cell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0.0000221917" calcext:value-type="float">
            <text:p>2.22E-05</text:p>
          </table:table-cell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0.0000231269" calcext:value-type="float">
            <text:p>2.31E-05</text:p>
          </table:table-cell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0.0000220801" calcext:value-type="float">
            <text:p>2.21E-05</text:p>
          </table:table-cell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0.0000216244" calcext:value-type="float">
            <text:p>2.16E-05</text:p>
          </table:table-cell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0.0000209686" calcext:value-type="float">
            <text:p>2.10E-05</text:p>
          </table:table-cell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0.000021597" calcext:value-type="float">
            <text:p>2.16E-05</text:p>
          </table:table-cell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0.0000211469" calcext:value-type="float">
            <text:p>2.11E-05</text:p>
          </table:table-cell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0.000021239" calcext:value-type="float">
            <text:p>2.12E-05</text:p>
          </table:table-cell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0.0000206793" calcext:value-type="float">
            <text:p>2.07E-05</text:p>
          </table:table-cell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0.0000199682" calcext:value-type="float">
            <text:p>2.00E-05</text:p>
          </table:table-cell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0.0000207206" calcext:value-type="float">
            <text:p>2.07E-05</text:p>
          </table:table-cell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0.0000200463" calcext:value-type="float">
            <text:p>2.00E-05</text:p>
          </table:table-cell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0.0000196582" calcext:value-type="float">
            <text:p>1.97E-05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.0000187131" calcext:value-type="float">
            <text:p>1.87E-05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0.0000200557" calcext:value-type="float">
            <text:p>2.01E-05</text:p>
          </table:table-cell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0.0000189003" calcext:value-type="float">
            <text:p>1.89E-05</text:p>
          </table:table-cell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0.0000187321" calcext:value-type="float">
            <text:p>1.87E-05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0.0000187066" calcext:value-type="float">
            <text:p>1.87E-0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0.0000176295" calcext:value-type="float">
            <text:p>1.76E-05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0.0000175923" calcext:value-type="float">
            <text:p>1.76E-05</text:p>
          </table:table-cell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0.0000175524" calcext:value-type="float">
            <text:p>1.76E-05</text:p>
          </table:table-cell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0.0000165706" calcext:value-type="float">
            <text:p>1.66E-05</text:p>
          </table:table-cell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0.0000164684" calcext:value-type="float">
            <text:p>1.65E-05</text:p>
          </table:table-cell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0.0000153947" calcext:value-type="float">
            <text:p>1.54E-05</text:p>
          </table:table-cell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0.0000170945" calcext:value-type="float">
            <text:p>1.71E-05</text:p>
          </table:table-cell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0.0000155975" calcext:value-type="float">
            <text:p>1.56E-05</text:p>
          </table:table-cell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0.0000153944" calcext:value-type="float">
            <text:p>1.54E-05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0.0000153553" calcext:value-type="float">
            <text:p>1.54E-05</text:p>
          </table:table-cell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0.0000146384" calcext:value-type="float">
            <text:p>1.46E-05</text:p>
          </table:table-cell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0.0000157864" calcext:value-type="float">
            <text:p>1.58E-05</text:p>
          </table:table-cell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0.0000143239" calcext:value-type="float">
            <text:p>1.43E-05</text:p>
          </table:table-cell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0.0000151853" calcext:value-type="float">
            <text:p>1.52E-05</text:p>
          </table:table-cell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0.0000146951" calcext:value-type="float">
            <text:p>1.47E-05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0.0000136195" calcext:value-type="float">
            <text:p>1.36E-05</text:p>
          </table:table-cell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0.00001402" calcext:value-type="float">
            <text:p>1.40E-05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0.0000135818" calcext:value-type="float">
            <text:p>1.36E-05</text:p>
          </table:table-cell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0.000014352" calcext:value-type="float">
            <text:p>1.44E-05</text:p>
          </table:table-cell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0.0000131721" calcext:value-type="float">
            <text:p>1.32E-05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0.00001377" calcext:value-type="float">
            <text:p>1.38E-05</text:p>
          </table:table-cell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0.0000132369" calcext:value-type="float">
            <text:p>1.32E-05</text:p>
          </table:table-cell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0.0000127542" calcext:value-type="float">
            <text:p>1.28E-05</text:p>
          </table:table-cell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0.0000131103" calcext:value-type="float">
            <text:p>1.31E-05</text:p>
          </table:table-cell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0.0000131526" calcext:value-type="float">
            <text:p>1.32E-05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0.000012679" calcext:value-type="float">
            <text:p>1.27E-05</text:p>
          </table:table-cell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0.0000124923" calcext:value-type="float">
            <text:p>1.25E-05</text:p>
          </table:table-cell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0.0000124259" calcext:value-type="float">
            <text:p>1.24E-05</text:p>
          </table:table-cell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0.000012061" calcext:value-type="float">
            <text:p>1.21E-05</text:p>
          </table:table-cell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0.0000125783" calcext:value-type="float">
            <text:p>1.26E-05</text:p>
          </table:table-cell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0.0000119322" calcext:value-type="float">
            <text:p>1.19E-05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0.0000117215" calcext:value-type="float">
            <text:p>1.17E-05</text:p>
          </table:table-cell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0.0000121733" calcext:value-type="float">
            <text:p>1.22E-05</text:p>
          </table:table-cell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0.0000119612" calcext:value-type="float">
            <text:p>1.20E-05</text:p>
          </table:table-cell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0.0000112343" calcext:value-type="float">
            <text:p>1.12E-05</text:p>
          </table:table-cell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0.0000118376" calcext:value-type="float">
            <text:p>1.18E-05</text:p>
          </table:table-cell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0.0000110753" calcext:value-type="float">
            <text:p>1.11E-05</text:p>
          </table:table-cell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0.0000115665" calcext:value-type="float">
            <text:p>1.16E-05</text:p>
          </table:table-cell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0.0000113319" calcext:value-type="float">
            <text:p>1.13E-05</text:p>
          </table:table-cell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0.000011001" calcext:value-type="float">
            <text:p>1.10E-05</text:p>
          </table:table-cell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0.0000114246" calcext:value-type="float">
            <text:p>1.14E-05</text:p>
          </table:table-cell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0.0000102936" calcext:value-type="float">
            <text:p>1.03E-05</text:p>
          </table:table-cell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0.0000110033" calcext:value-type="float">
            <text:p>1.10E-05</text:p>
          </table:table-cell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0.000010095" calcext:value-type="float">
            <text:p>1.01E-05</text:p>
          </table:table-cell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0.0000105061" calcext:value-type="float">
            <text:p>1.05E-0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0000103855" calcext:value-type="float">
            <text:p>1.04E-05</text:p>
          </table:table-cell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0.00000986441" calcext:value-type="float">
            <text:p>9.86E-06</text:p>
          </table:table-cell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0.0000102374" calcext:value-type="float">
            <text:p>1.02E-05</text:p>
          </table:table-cell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0.00000961338" calcext:value-type="float">
            <text:p>9.61E-06</text:p>
          </table:table-cell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0.0000106108" calcext:value-type="float">
            <text:p>1.06E-05</text:p>
          </table:table-cell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0.00000942706" calcext:value-type="float">
            <text:p>9.43E-06</text:p>
          </table:table-cell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0.00000931822" calcext:value-type="float">
            <text:p>9.32E-06</text:p>
          </table:table-cell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0.00000906404" calcext:value-type="float">
            <text:p>9.06E-06</text:p>
          </table:table-cell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0.00000994321" calcext:value-type="float">
            <text:p>9.94E-06</text:p>
          </table:table-cell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0.00000944927" calcext:value-type="float">
            <text:p>9.45E-06</text:p>
          </table:table-cell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0.00000919564" calcext:value-type="float">
            <text:p>9.20E-06</text:p>
          </table:table-cell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0.0000089673" calcext:value-type="float">
            <text:p>8.97E-06</text:p>
          </table:table-cell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0.00000904508" calcext:value-type="float">
            <text:p>9.05E-06</text:p>
          </table:table-cell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0.00000900766" calcext:value-type="float">
            <text:p>9.01E-06</text:p>
          </table:table-cell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0.00000884814" calcext:value-type="float">
            <text:p>8.85E-06</text:p>
          </table:table-cell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0.00000855456" calcext:value-type="float">
            <text:p>8.55E-06</text:p>
          </table:table-cell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0.00000817206" calcext:value-type="float">
            <text:p>8.17E-06</text:p>
          </table:table-cell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0.00000819473" calcext:value-type="float">
            <text:p>8.19E-06</text:p>
          </table:table-cell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0.000009087" calcext:value-type="float">
            <text:p>9.09E-06</text:p>
          </table:table-cell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0.00000786291" calcext:value-type="float">
            <text:p>7.86E-06</text:p>
          </table:table-cell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0.00000848115" calcext:value-type="float">
            <text:p>8.48E-06</text:p>
          </table:table-cell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0.00000756639" calcext:value-type="float">
            <text:p>7.57E-06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0.00000802327" calcext:value-type="float">
            <text:p>8.02E-06</text:p>
          </table:table-cell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0.00000798159" calcext:value-type="float">
            <text:p>7.98E-06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0.00000717791" calcext:value-type="float">
            <text:p>7.18E-06</text:p>
          </table:table-cell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0.00000848132" calcext:value-type="float">
            <text:p>8.48E-06</text:p>
          </table:table-cell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0.00000680189" calcext:value-type="float">
            <text:p>6.80E-06</text:p>
          </table:table-cell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0.00000769053" calcext:value-type="float">
            <text:p>7.69E-06</text:p>
          </table:table-cell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0.00000704724" calcext:value-type="float">
            <text:p>7.05E-06</text:p>
          </table:table-cell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0.00000733108" calcext:value-type="float">
            <text:p>7.33E-06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0.00000656883" calcext:value-type="float">
            <text:p>6.57E-06</text:p>
          </table:table-cell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0.0000071418" calcext:value-type="float">
            <text:p>7.14E-06</text:p>
          </table:table-cell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0.00000722099" calcext:value-type="float">
            <text:p>7.22E-06</text:p>
          </table:table-cell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0.00000662214" calcext:value-type="float">
            <text:p>6.62E-06</text:p>
          </table:table-cell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0.00000663458" calcext:value-type="float">
            <text:p>6.63E-06</text:p>
          </table:table-cell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0.00000683372" calcext:value-type="float">
            <text:p>6.83E-06</text:p>
          </table:table-cell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0.00000604731" calcext:value-type="float">
            <text:p>6.05E-06</text:p>
          </table:table-cell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0.0000068428" calcext:value-type="float">
            <text:p>6.84E-06</text:p>
          </table:table-cell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0.00000597767" calcext:value-type="float">
            <text:p>5.98E-06</text:p>
          </table:table-cell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0.00000706453" calcext:value-type="float">
            <text:p>7.06E-06</text:p>
          </table:table-cell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0.00000569468" calcext:value-type="float">
            <text:p>5.69E-06</text:p>
          </table:table-cell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0.00000656389" calcext:value-type="float">
            <text:p>6.56E-06</text:p>
          </table:table-cell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0.00000553155" calcext:value-type="float">
            <text:p>5.53E-06</text:p>
          </table:table-cell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0.0000068694" calcext:value-type="float">
            <text:p>6.87E-06</text:p>
          </table:table-cell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0.00000538263" calcext:value-type="float">
            <text:p>5.38E-06</text:p>
          </table:table-cell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0.00000624494" calcext:value-type="float">
            <text:p>6.24E-06</text:p>
          </table:table-cell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0.00000539909" calcext:value-type="float">
            <text:p>5.40E-06</text:p>
          </table:table-cell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0.00000624623" calcext:value-type="float">
            <text:p>6.25E-06</text:p>
          </table:table-cell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0.00000607708" calcext:value-type="float">
            <text:p>6.08E-06</text:p>
          </table:table-cell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0.0000054183" calcext:value-type="float">
            <text:p>5.42E-06</text:p>
          </table:table-cell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0.00000527881" calcext:value-type="float">
            <text:p>5.28E-06</text:p>
          </table:table-cell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0.00000524206" calcext:value-type="float">
            <text:p>5.24E-06</text:p>
          </table:table-cell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0.00000478839" calcext:value-type="float">
            <text:p>4.79E-06</text:p>
          </table:table-cell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.00000530144" calcext:value-type="float">
            <text:p>5.30E-06</text:p>
          </table:table-cell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0.00000483955" calcext:value-type="float">
            <text:p>4.84E-06</text:p>
          </table:table-cell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0.00000469983" calcext:value-type="float">
            <text:p>4.70E-06</text:p>
          </table:table-cell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0.00000492023" calcext:value-type="float">
            <text:p>4.92E-06</text:p>
          </table:table-cell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0.00000447072" calcext:value-type="float">
            <text:p>4.47E-06</text:p>
          </table:table-cell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0.00000456926" calcext:value-type="float">
            <text:p>4.57E-06</text:p>
          </table:table-cell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0.0000043276" calcext:value-type="float">
            <text:p>4.33E-06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0.00000427307" calcext:value-type="float">
            <text:p>4.27E-06</text:p>
          </table:table-cell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0.00000441197" calcext:value-type="float">
            <text:p>4.41E-06</text:p>
          </table:table-cell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office:value-type="float" office:value="0.00000429523" calcext:value-type="float">
            <text:p>4.30E-06</text:p>
          </table:table-cell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0.00000402351" calcext:value-type="float">
            <text:p>4.02E-06</text:p>
          </table:table-cell>
        </table:table-row>
        <table:table-row table:style-name="ro1">
          <table:table-cell table:number-columns-repeated="3"/>
          <table:table-cell office:value-type="float" office:value="364" calcext:value-type="float">
            <text:p>364</text:p>
          </table:table-cell>
          <table:table-cell office:value-type="float" office:value="0.00000432379" calcext:value-type="float">
            <text:p>4.32E-06</text:p>
          </table:table-cell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office:value-type="float" office:value="0.00000377588" calcext:value-type="float">
            <text:p>3.78E-06</text:p>
          </table:table-cell>
        </table:table-row>
        <table:table-row table:style-name="ro1">
          <table:table-cell table:number-columns-repeated="3"/>
          <table:table-cell office:value-type="float" office:value="366" calcext:value-type="float">
            <text:p>366</text:p>
          </table:table-cell>
          <table:table-cell office:value-type="float" office:value="0.00000399884" calcext:value-type="float">
            <text:p>4.00E-06</text:p>
          </table:table-cell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0.00000415687" calcext:value-type="float">
            <text:p>4.16E-06</text:p>
          </table:table-cell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0.00000368927" calcext:value-type="float">
            <text:p>3.69E-06</text:p>
          </table:table-cell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0000036101" calcext:value-type="float">
            <text:p>3.61E-06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0.00000356455" calcext:value-type="float">
            <text:p>3.56E-06</text:p>
          </table:table-cell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0.00000343175" calcext:value-type="float">
            <text:p>3.43E-06</text:p>
          </table:table-cell>
        </table:table-row>
        <table:table-row table:style-name="ro1">
          <table:table-cell table:number-columns-repeated="3"/>
          <table:table-cell office:value-type="float" office:value="372" calcext:value-type="float">
            <text:p>372</text:p>
          </table:table-cell>
          <table:table-cell office:value-type="float" office:value="0.00000380946" calcext:value-type="float">
            <text:p>3.81E-06</text:p>
          </table:table-cell>
        </table:table-row>
        <table:table-row table:style-name="ro1"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0.00000328925" calcext:value-type="float">
            <text:p>3.29E-06</text:p>
          </table:table-cell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0.00000374627" calcext:value-type="float">
            <text:p>3.75E-06</text:p>
          </table:table-cell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0.00000297755" calcext:value-type="float">
            <text:p>2.98E-06</text:p>
          </table:table-cell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office:value-type="float" office:value="0.00000366233" calcext:value-type="float">
            <text:p>3.66E-06</text:p>
          </table:table-cell>
        </table:table-row>
        <table:table-row table:style-name="ro1">
          <table:table-cell table:number-columns-repeated="3"/>
          <table:table-cell office:value-type="float" office:value="377" calcext:value-type="float">
            <text:p>377</text:p>
          </table:table-cell>
          <table:table-cell office:value-type="float" office:value="0.00000312875" calcext:value-type="float">
            <text:p>3.13E-06</text:p>
          </table:table-cell>
        </table:table-row>
        <table:table-row table:style-name="ro1"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0.00000337248" calcext:value-type="float">
            <text:p>3.37E-06</text:p>
          </table:table-cell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office:value-type="float" office:value="0.00000285104" calcext:value-type="float">
            <text:p>2.85E-06</text:p>
          </table:table-cell>
        </table:table-row>
        <table:table-row table:style-name="ro1"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0.00000340536" calcext:value-type="float">
            <text:p>3.41E-06</text:p>
          </table:table-cell>
        </table:table-row>
        <table:table-row table:style-name="ro1"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0.00000277282" calcext:value-type="float">
            <text:p>2.77E-06</text:p>
          </table:table-cell>
        </table:table-row>
        <table:table-row table:style-name="ro1"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0.00000328738" calcext:value-type="float">
            <text:p>3.29E-06</text:p>
          </table:table-cell>
        </table:table-row>
        <table:table-row table:style-name="ro1"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0.00000284844" calcext:value-type="float">
            <text:p>2.85E-06</text:p>
          </table:table-cell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0.00000291582" calcext:value-type="float">
            <text:p>2.92E-06</text:p>
          </table:table-cell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0.00000277233" calcext:value-type="float">
            <text:p>2.77E-06</text:p>
          </table:table-cell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office:value-type="float" office:value="0.00000299242" calcext:value-type="float">
            <text:p>2.99E-06</text:p>
          </table:table-cell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0.00000267558" calcext:value-type="float">
            <text:p>2.68E-06</text:p>
          </table:table-cell>
        </table:table-row>
        <table:table-row table:style-name="ro1"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0.00000261833" calcext:value-type="float">
            <text:p>2.62E-06</text:p>
          </table:table-cell>
        </table:table-row>
        <table:table-row table:style-name="ro1">
          <table:table-cell table:number-columns-repeated="3"/>
          <table:table-cell office:value-type="float" office:value="389" calcext:value-type="float">
            <text:p>389</text:p>
          </table:table-cell>
          <table:table-cell office:value-type="float" office:value="0.00000272068" calcext:value-type="float">
            <text:p>2.72E-06</text:p>
          </table:table-cell>
        </table:table-row>
        <table:table-row table:style-name="ro1"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0.00000250835" calcext:value-type="float">
            <text:p>2.51E-06</text:p>
          </table:table-cell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0.00000284309" calcext:value-type="float">
            <text:p>2.84E-06</text:p>
          </table:table-cell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office:value-type="float" office:value="0.00000227537" calcext:value-type="float">
            <text:p>2.28E-06</text:p>
          </table:table-cell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office:value-type="float" office:value="0.00000266718" calcext:value-type="float">
            <text:p>2.67E-06</text:p>
          </table:table-cell>
        </table:table-row>
        <table:table-row table:style-name="ro1"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0.00000228585" calcext:value-type="float">
            <text:p>2.29E-06</text:p>
          </table:table-cell>
        </table:table-row>
        <table:table-row table:style-name="ro1">
          <table:table-cell table:number-columns-repeated="3"/>
          <table:table-cell office:value-type="float" office:value="395" calcext:value-type="float">
            <text:p>395</text:p>
          </table:table-cell>
          <table:table-cell office:value-type="float" office:value="0.0000024776" calcext:value-type="float">
            <text:p>2.48E-06</text:p>
          </table:table-cell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0.00000201341" calcext:value-type="float">
            <text:p>2.01E-06</text:p>
          </table:table-cell>
        </table:table-row>
        <table:table-row table:style-name="ro1">
          <table:table-cell table:number-columns-repeated="3"/>
          <table:table-cell office:value-type="float" office:value="397" calcext:value-type="float">
            <text:p>397</text:p>
          </table:table-cell>
          <table:table-cell office:value-type="float" office:value="0.00000233992" calcext:value-type="float">
            <text:p>2.34E-06</text:p>
          </table:table-cell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0.00000210295" calcext:value-type="float">
            <text:p>2.10E-06</text:p>
          </table:table-cell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office:value-type="float" office:value="0.00000232134" calcext:value-type="float">
            <text:p>2.32E-06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00000199821" calcext:value-type="float">
            <text:p>2.00E-06</text:p>
          </table:table-cell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0.00000226078" calcext:value-type="float">
            <text:p>2.26E-06</text:p>
          </table:table-cell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0.00000189544" calcext:value-type="float">
            <text:p>1.90E-06</text:p>
          </table:table-cell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office:value-type="float" office:value="0.00000221637" calcext:value-type="float">
            <text:p>2.22E-06</text:p>
          </table:table-cell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 office:value-type="float" office:value="0.000001903" calcext:value-type="float">
            <text:p>1.90E-06</text:p>
          </table:table-cell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0.00000210035" calcext:value-type="float">
            <text:p>2.10E-06</text:p>
          </table:table-cell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office:value-type="float" office:value="0.00000168602" calcext:value-type="float">
            <text:p>1.69E-06</text:p>
          </table:table-cell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0.00000196844" calcext:value-type="float">
            <text:p>1.97E-06</text:p>
          </table:table-cell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0.00000175572" calcext:value-type="float">
            <text:p>1.76E-06</text:p>
          </table:table-cell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0.00000198617" calcext:value-type="float">
            <text:p>1.99E-06</text:p>
          </table:table-cell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0.00000153557" calcext:value-type="float">
            <text:p>1.54E-06</text:p>
          </table:table-cell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office:value-type="float" office:value="0.00000215837" calcext:value-type="float">
            <text:p>2.16E-06</text:p>
          </table:table-cell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0.00000162446" calcext:value-type="float">
            <text:p>1.62E-06</text:p>
          </table:table-cell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0.00000186196" calcext:value-type="float">
            <text:p>1.86E-06</text:p>
          </table:table-cell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0.00000147182" calcext:value-type="float">
            <text:p>1.47E-06</text:p>
          </table:table-cell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0.00000184076" calcext:value-type="float">
            <text:p>1.84E-06</text:p>
          </table:table-cell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0.00000131678" calcext:value-type="float">
            <text:p>1.32E-06</text:p>
          </table:table-cell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0.00000152276" calcext:value-type="float">
            <text:p>1.52E-06</text:p>
          </table:table-cell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0.00000148819" calcext:value-type="float">
            <text:p>1.49E-06</text:p>
          </table:table-cell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0.00000139223" calcext:value-type="float">
            <text:p>1.39E-06</text:p>
          </table:table-cell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0.0000015095" calcext:value-type="float">
            <text:p>1.51E-06</text:p>
          </table:table-cell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0.00000145949" calcext:value-type="float">
            <text:p>1.46E-06</text:p>
          </table:table-cell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0.00000129957" calcext:value-type="float">
            <text:p>1.30E-06</text:p>
          </table:table-cell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0.00000137683" calcext:value-type="float">
            <text:p>1.38E-06</text:p>
          </table:table-cell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0.00000130012" calcext:value-type="float">
            <text:p>1.30E-06</text:p>
          </table:table-cell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0.00000121768" calcext:value-type="float">
            <text:p>1.22E-06</text:p>
          </table:table-cell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office:value-type="float" office:value="0.00000134516" calcext:value-type="float">
            <text:p>1.35E-06</text:p>
          </table:table-cell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office:value-type="float" office:value="0.00000118811" calcext:value-type="float">
            <text:p>1.19E-06</text:p>
          </table:table-cell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0.00000116967" calcext:value-type="float">
            <text:p>1.17E-06</text:p>
          </table:table-cell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0.00000111074" calcext:value-type="float">
            <text:p>1.11E-06</text:p>
          </table:table-cell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0.00000133795" calcext:value-type="float">
            <text:p>1.34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5:46:21.815981905</meta:creation-date>
    <dc:date>2025-09-18T15:56:57.415203097</dc:date>
    <meta:editing-duration>PT10M35S</meta:editing-duration>
    <meta:editing-cycles>3</meta:editing-cycles>
    <meta:generator>LibreOffice/24.2.7.2$Linux_X86_64 LibreOffice_project/420$Build-2</meta:generator>
    <meta:document-statistic meta:table-count="1" meta:cell-count="12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648cm" svg:height="20.614cm" xlink:href=".." xlink:type="simple" chart:class="chart:scatter" chart:style-name="ch1">
        <chart:legend chart:legend-position="end" svg:x="34.347cm" svg:y="9.781cm" style:legend-expansion="high" chart:style-name="ch2"/>
        <chart:plot-area chart:style-name="ch3" table:cell-range-address="Sheet1.A7:Sheet1.B300 Sheet1.E6:Sheet1.E437" chart:data-source-has-labels="row" svg:x="0.732cm" svg:y="0.412cm" svg:width="32.883cm" svg:height="19.79cm">
          <chart:coordinate-region svg:x="2.441cm" svg:y="0.6cm" svg:width="30.885cm" svg:height="18.9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300" chart:class="chart:scatter">
            <chart:domain table:cell-range-address="Sheet1.A7:Sheet1.A300"/>
            <chart:data-point chart:repeated="294"/>
          </chart:series>
          <chart:series chart:style-name="ch8" chart:values-cell-range-address="Sheet1.E7:Sheet1.E437" chart:label-cell-address="Sheet1.E6:Sheet1.E6" chart:class="chart:scatter">
            <chart:domain table:cell-range-address="Sheet1.D7:Sheet1.D437"/>
            <chart:data-point chart:repeated="4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300</svg:desc>
                </draw:g>
              </table:table-cell>
              <table:table-cell office:value-type="float" office:value="0.000974446">
                <text:p>0.000974446</text:p>
                <draw:g>
                  <svg:desc>Sheet1.B7:Sheet1.B300</svg:desc>
                </draw:g>
              </table:table-cell>
              <table:table-cell office:value-type="float" office:value="0">
                <text:p>0</text:p>
                <draw:g>
                  <svg:desc>Sheet1.D7:Sheet1.D437</svg:desc>
                </draw:g>
              </table:table-cell>
              <table:table-cell office:value-type="float" office:value="0.000979114">
                <text:p>0.000979114</text:p>
                <draw:g>
                  <svg:desc>Sheet1.E7:Sheet1.E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284052">
                <text:p>0.000284052</text:p>
              </table:table-cell>
              <table:table-cell office:value-type="float" office:value="1">
                <text:p>1</text:p>
              </table:table-cell>
              <table:table-cell office:value-type="float" office:value="0.000282236">
                <text:p>0.000282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279196">
                <text:p>0.000279196</text:p>
              </table:table-cell>
              <table:table-cell office:value-type="float" office:value="2">
                <text:p>2</text:p>
              </table:table-cell>
              <table:table-cell office:value-type="float" office:value="0.000277533">
                <text:p>0.000277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275864">
                <text:p>0.000275864</text:p>
              </table:table-cell>
              <table:table-cell office:value-type="float" office:value="3">
                <text:p>3</text:p>
              </table:table-cell>
              <table:table-cell office:value-type="float" office:value="0.00027424">
                <text:p>0.00027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272291">
                <text:p>0.000272291</text:p>
              </table:table-cell>
              <table:table-cell office:value-type="float" office:value="4">
                <text:p>4</text:p>
              </table:table-cell>
              <table:table-cell office:value-type="float" office:value="0.000271486">
                <text:p>0.000271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269626">
                <text:p>0.000269626</text:p>
              </table:table-cell>
              <table:table-cell office:value-type="float" office:value="5">
                <text:p>5</text:p>
              </table:table-cell>
              <table:table-cell office:value-type="float" office:value="0.000268295">
                <text:p>0.000268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266791">
                <text:p>0.000266791</text:p>
              </table:table-cell>
              <table:table-cell office:value-type="float" office:value="6">
                <text:p>6</text:p>
              </table:table-cell>
              <table:table-cell office:value-type="float" office:value="0.00026513">
                <text:p>0.00026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263471">
                <text:p>0.000263471</text:p>
              </table:table-cell>
              <table:table-cell office:value-type="float" office:value="7">
                <text:p>7</text:p>
              </table:table-cell>
              <table:table-cell office:value-type="float" office:value="0.00026212">
                <text:p>0.00026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260599">
                <text:p>0.000260599</text:p>
              </table:table-cell>
              <table:table-cell office:value-type="float" office:value="8">
                <text:p>8</text:p>
              </table:table-cell>
              <table:table-cell office:value-type="float" office:value="0.000258968">
                <text:p>0.000258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257162">
                <text:p>0.000257162</text:p>
              </table:table-cell>
              <table:table-cell office:value-type="float" office:value="9">
                <text:p>9</text:p>
              </table:table-cell>
              <table:table-cell office:value-type="float" office:value="0.000256142">
                <text:p>0.000256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254411">
                <text:p>0.000254411</text:p>
              </table:table-cell>
              <table:table-cell office:value-type="float" office:value="10">
                <text:p>10</text:p>
              </table:table-cell>
              <table:table-cell office:value-type="float" office:value="0.000253497">
                <text:p>0.000253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250928">
                <text:p>0.000250928</text:p>
              </table:table-cell>
              <table:table-cell office:value-type="float" office:value="11">
                <text:p>11</text:p>
              </table:table-cell>
              <table:table-cell office:value-type="float" office:value="0.000250638">
                <text:p>0.0002506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247852">
                <text:p>0.000247852</text:p>
              </table:table-cell>
              <table:table-cell office:value-type="float" office:value="12">
                <text:p>12</text:p>
              </table:table-cell>
              <table:table-cell office:value-type="float" office:value="0.000247209">
                <text:p>0.000247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24402">
                <text:p>0.00024402</text:p>
              </table:table-cell>
              <table:table-cell office:value-type="float" office:value="13">
                <text:p>13</text:p>
              </table:table-cell>
              <table:table-cell office:value-type="float" office:value="0.000243545">
                <text:p>0.000243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239572">
                <text:p>0.000239572</text:p>
              </table:table-cell>
              <table:table-cell office:value-type="float" office:value="14">
                <text:p>14</text:p>
              </table:table-cell>
              <table:table-cell office:value-type="float" office:value="0.000239454">
                <text:p>0.000239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235242">
                <text:p>0.000235242</text:p>
              </table:table-cell>
              <table:table-cell office:value-type="float" office:value="15">
                <text:p>15</text:p>
              </table:table-cell>
              <table:table-cell office:value-type="float" office:value="0.00023466">
                <text:p>0.00023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229687">
                <text:p>0.000229687</text:p>
              </table:table-cell>
              <table:table-cell office:value-type="float" office:value="16">
                <text:p>16</text:p>
              </table:table-cell>
              <table:table-cell office:value-type="float" office:value="0.000229004">
                <text:p>0.000229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222908">
                <text:p>0.000222908</text:p>
              </table:table-cell>
              <table:table-cell office:value-type="float" office:value="17">
                <text:p>17</text:p>
              </table:table-cell>
              <table:table-cell office:value-type="float" office:value="0.000223523">
                <text:p>0.000223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216357">
                <text:p>0.000216357</text:p>
              </table:table-cell>
              <table:table-cell office:value-type="float" office:value="18">
                <text:p>18</text:p>
              </table:table-cell>
              <table:table-cell office:value-type="float" office:value="0.000215516">
                <text:p>0.000215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20658">
                <text:p>0.00020658</text:p>
              </table:table-cell>
              <table:table-cell office:value-type="float" office:value="19">
                <text:p>19</text:p>
              </table:table-cell>
              <table:table-cell office:value-type="float" office:value="0.000207927">
                <text:p>0.000207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198841">
                <text:p>0.000198841</text:p>
              </table:table-cell>
              <table:table-cell office:value-type="float" office:value="20">
                <text:p>20</text:p>
              </table:table-cell>
              <table:table-cell office:value-type="float" office:value="0.000195984">
                <text:p>0.000195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184695">
                <text:p>0.000184695</text:p>
              </table:table-cell>
              <table:table-cell office:value-type="float" office:value="21">
                <text:p>21</text:p>
              </table:table-cell>
              <table:table-cell office:value-type="float" office:value="0.000197184">
                <text:p>0.000197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189956">
                <text:p>0.000189956</text:p>
              </table:table-cell>
              <table:table-cell office:value-type="float" office:value="22">
                <text:p>22</text:p>
              </table:table-cell>
              <table:table-cell office:value-type="float" office:value="0.000186241">
                <text:p>0.000186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170539">
                <text:p>0.000170539</text:p>
              </table:table-cell>
              <table:table-cell office:value-type="float" office:value="23">
                <text:p>23</text:p>
              </table:table-cell>
              <table:table-cell office:value-type="float" office:value="0.000181127">
                <text:p>0.000181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166346">
                <text:p>0.000166346</text:p>
              </table:table-cell>
              <table:table-cell office:value-type="float" office:value="24">
                <text:p>24</text:p>
              </table:table-cell>
              <table:table-cell office:value-type="float" office:value="0.000172671">
                <text:p>0.000172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152847">
                <text:p>0.000152847</text:p>
              </table:table-cell>
              <table:table-cell office:value-type="float" office:value="25">
                <text:p>25</text:p>
              </table:table-cell>
              <table:table-cell office:value-type="float" office:value="0.000167097">
                <text:p>0.000167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153541">
                <text:p>0.000153541</text:p>
              </table:table-cell>
              <table:table-cell office:value-type="float" office:value="26">
                <text:p>26</text:p>
              </table:table-cell>
              <table:table-cell office:value-type="float" office:value="0.000156113">
                <text:p>0.00015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13381">
                <text:p>0.00013381</text:p>
              </table:table-cell>
              <table:table-cell office:value-type="float" office:value="27">
                <text:p>27</text:p>
              </table:table-cell>
              <table:table-cell office:value-type="float" office:value="0.000153074">
                <text:p>0.000153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142695">
                <text:p>0.000142695</text:p>
              </table:table-cell>
              <table:table-cell office:value-type="float" office:value="28">
                <text:p>28</text:p>
              </table:table-cell>
              <table:table-cell office:value-type="float" office:value="0.000135928">
                <text:p>0.000135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130993">
                <text:p>0.000130993</text:p>
              </table:table-cell>
              <table:table-cell office:value-type="float" office:value="29">
                <text:p>29</text:p>
              </table:table-cell>
              <table:table-cell office:value-type="float" office:value="0.000145404">
                <text:p>0.000145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128676">
                <text:p>0.000128676</text:p>
              </table:table-cell>
              <table:table-cell office:value-type="float" office:value="30">
                <text:p>30</text:p>
              </table:table-cell>
              <table:table-cell office:value-type="float" office:value="0.00013027">
                <text:p>0.000130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123209">
                <text:p>0.000123209</text:p>
              </table:table-cell>
              <table:table-cell office:value-type="float" office:value="31">
                <text:p>31</text:p>
              </table:table-cell>
              <table:table-cell office:value-type="float" office:value="0.000128957">
                <text:p>0.0001289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120128">
                <text:p>0.000120128</text:p>
              </table:table-cell>
              <table:table-cell office:value-type="float" office:value="32">
                <text:p>32</text:p>
              </table:table-cell>
              <table:table-cell office:value-type="float" office:value="0.000121017">
                <text:p>0.000121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114964">
                <text:p>0.000114964</text:p>
              </table:table-cell>
              <table:table-cell office:value-type="float" office:value="33">
                <text:p>33</text:p>
              </table:table-cell>
              <table:table-cell office:value-type="float" office:value="0.000119588">
                <text:p>0.000119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111188">
                <text:p>0.000111188</text:p>
              </table:table-cell>
              <table:table-cell office:value-type="float" office:value="34">
                <text:p>34</text:p>
              </table:table-cell>
              <table:table-cell office:value-type="float" office:value="0.000111235">
                <text:p>0.000111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108234">
                <text:p>0.000108234</text:p>
              </table:table-cell>
              <table:table-cell office:value-type="float" office:value="35">
                <text:p>35</text:p>
              </table:table-cell>
              <table:table-cell office:value-type="float" office:value="0.000112329">
                <text:p>0.0001123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103085">
                <text:p>0.000103085</text:p>
              </table:table-cell>
              <table:table-cell office:value-type="float" office:value="36">
                <text:p>36</text:p>
              </table:table-cell>
              <table:table-cell office:value-type="float" office:value="0.000107872">
                <text:p>0.000107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0102734">
                <text:p>0.000102734</text:p>
              </table:table-cell>
              <table:table-cell office:value-type="float" office:value="37">
                <text:p>37</text:p>
              </table:table-cell>
              <table:table-cell office:value-type="float" office:value="0.000106421">
                <text:p>0.000106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00935457">
                <text:p>0.0000935457</text:p>
              </table:table-cell>
              <table:table-cell office:value-type="float" office:value="38">
                <text:p>38</text:p>
              </table:table-cell>
              <table:table-cell office:value-type="float" office:value="0.000103828">
                <text:p>0.0001038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103369">
                <text:p>0.000103369</text:p>
              </table:table-cell>
              <table:table-cell office:value-type="float" office:value="39">
                <text:p>39</text:p>
              </table:table-cell>
              <table:table-cell office:value-type="float" office:value="0.000100394">
                <text:p>0.000100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00957006">
                <text:p>0.0000957006</text:p>
              </table:table-cell>
              <table:table-cell office:value-type="float" office:value="40">
                <text:p>40</text:p>
              </table:table-cell>
              <table:table-cell office:value-type="float" office:value="0.0000990027">
                <text:p>0.00009900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00979313">
                <text:p>0.0000979313</text:p>
              </table:table-cell>
              <table:table-cell office:value-type="float" office:value="41">
                <text:p>41</text:p>
              </table:table-cell>
              <table:table-cell office:value-type="float" office:value="0.0000959397">
                <text:p>0.00009593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00987217">
                <text:p>0.0000987217</text:p>
              </table:table-cell>
              <table:table-cell office:value-type="float" office:value="42">
                <text:p>42</text:p>
              </table:table-cell>
              <table:table-cell office:value-type="float" office:value="0.0000959335">
                <text:p>0.00009593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00975568">
                <text:p>0.0000975568</text:p>
              </table:table-cell>
              <table:table-cell office:value-type="float" office:value="43">
                <text:p>43</text:p>
              </table:table-cell>
              <table:table-cell office:value-type="float" office:value="0.0000886785">
                <text:p>0.00008867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00967453">
                <text:p>0.0000967453</text:p>
              </table:table-cell>
              <table:table-cell office:value-type="float" office:value="44">
                <text:p>44</text:p>
              </table:table-cell>
              <table:table-cell office:value-type="float" office:value="0.0000974438">
                <text:p>0.00009744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0970034">
                <text:p>0.0000970034</text:p>
              </table:table-cell>
              <table:table-cell office:value-type="float" office:value="45">
                <text:p>45</text:p>
              </table:table-cell>
              <table:table-cell office:value-type="float" office:value="0.000090122">
                <text:p>0.000090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00949944">
                <text:p>0.0000949944</text:p>
              </table:table-cell>
              <table:table-cell office:value-type="float" office:value="46">
                <text:p>46</text:p>
              </table:table-cell>
              <table:table-cell office:value-type="float" office:value="0.0000930549">
                <text:p>0.0000930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00930491">
                <text:p>0.0000930491</text:p>
              </table:table-cell>
              <table:table-cell office:value-type="float" office:value="47">
                <text:p>47</text:p>
              </table:table-cell>
              <table:table-cell office:value-type="float" office:value="0.0000925665">
                <text:p>0.0000925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00929139">
                <text:p>0.0000929139</text:p>
              </table:table-cell>
              <table:table-cell office:value-type="float" office:value="48">
                <text:p>48</text:p>
              </table:table-cell>
              <table:table-cell office:value-type="float" office:value="0.0000920233">
                <text:p>0.00009202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0917744">
                <text:p>0.0000917744</text:p>
              </table:table-cell>
              <table:table-cell office:value-type="float" office:value="49">
                <text:p>49</text:p>
              </table:table-cell>
              <table:table-cell office:value-type="float" office:value="0.0000913811">
                <text:p>0.0000913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00906097">
                <text:p>0.0000906097</text:p>
              </table:table-cell>
              <table:table-cell office:value-type="float" office:value="50">
                <text:p>50</text:p>
              </table:table-cell>
              <table:table-cell office:value-type="float" office:value="0.000090057">
                <text:p>0.0000900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00900627">
                <text:p>0.0000900627</text:p>
              </table:table-cell>
              <table:table-cell office:value-type="float" office:value="51">
                <text:p>51</text:p>
              </table:table-cell>
              <table:table-cell office:value-type="float" office:value="0.0000896047">
                <text:p>0.0000896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00868343">
                <text:p>0.0000868343</text:p>
              </table:table-cell>
              <table:table-cell office:value-type="float" office:value="52">
                <text:p>52</text:p>
              </table:table-cell>
              <table:table-cell office:value-type="float" office:value="0.0000892279">
                <text:p>0.00008922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00888305">
                <text:p>0.0000888305</text:p>
              </table:table-cell>
              <table:table-cell office:value-type="float" office:value="53">
                <text:p>53</text:p>
              </table:table-cell>
              <table:table-cell office:value-type="float" office:value="0.0000876506">
                <text:p>0.0000876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00889387">
                <text:p>0.0000889387</text:p>
              </table:table-cell>
              <table:table-cell office:value-type="float" office:value="54">
                <text:p>54</text:p>
              </table:table-cell>
              <table:table-cell office:value-type="float" office:value="0.0000880664">
                <text:p>0.00008806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880854">
                <text:p>0.0000880854</text:p>
              </table:table-cell>
              <table:table-cell office:value-type="float" office:value="55">
                <text:p>55</text:p>
              </table:table-cell>
              <table:table-cell office:value-type="float" office:value="0.0000879763">
                <text:p>0.00008797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00881086">
                <text:p>0.0000881086</text:p>
              </table:table-cell>
              <table:table-cell office:value-type="float" office:value="56">
                <text:p>56</text:p>
              </table:table-cell>
              <table:table-cell office:value-type="float" office:value="0.0000862235">
                <text:p>0.0000862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00862344">
                <text:p>0.0000862344</text:p>
              </table:table-cell>
              <table:table-cell office:value-type="float" office:value="57">
                <text:p>57</text:p>
              </table:table-cell>
              <table:table-cell office:value-type="float" office:value="0.0000855926">
                <text:p>0.0000855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00856179">
                <text:p>0.0000856179</text:p>
              </table:table-cell>
              <table:table-cell office:value-type="float" office:value="58">
                <text:p>58</text:p>
              </table:table-cell>
              <table:table-cell office:value-type="float" office:value="0.0000860209">
                <text:p>0.0000860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0855247">
                <text:p>0.0000855247</text:p>
              </table:table-cell>
              <table:table-cell office:value-type="float" office:value="59">
                <text:p>59</text:p>
              </table:table-cell>
              <table:table-cell office:value-type="float" office:value="0.0000852662">
                <text:p>0.00008526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00837476">
                <text:p>0.0000837476</text:p>
              </table:table-cell>
              <table:table-cell office:value-type="float" office:value="60">
                <text:p>60</text:p>
              </table:table-cell>
              <table:table-cell office:value-type="float" office:value="0.0000852074">
                <text:p>0.0000852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00832002">
                <text:p>0.0000832002</text:p>
              </table:table-cell>
              <table:table-cell office:value-type="float" office:value="61">
                <text:p>61</text:p>
              </table:table-cell>
              <table:table-cell office:value-type="float" office:value="0.0000825373">
                <text:p>0.0000825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00820552">
                <text:p>0.0000820552</text:p>
              </table:table-cell>
              <table:table-cell office:value-type="float" office:value="62">
                <text:p>62</text:p>
              </table:table-cell>
              <table:table-cell office:value-type="float" office:value="0.0000846092">
                <text:p>0.0000846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00800432">
                <text:p>0.0000800432</text:p>
              </table:table-cell>
              <table:table-cell office:value-type="float" office:value="63">
                <text:p>63</text:p>
              </table:table-cell>
              <table:table-cell office:value-type="float" office:value="0.0000829255">
                <text:p>0.0000829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00805738">
                <text:p>0.0000805738</text:p>
              </table:table-cell>
              <table:table-cell office:value-type="float" office:value="64">
                <text:p>64</text:p>
              </table:table-cell>
              <table:table-cell office:value-type="float" office:value="0.0000846773">
                <text:p>0.0000846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00756334">
                <text:p>0.0000756334</text:p>
              </table:table-cell>
              <table:table-cell office:value-type="float" office:value="65">
                <text:p>65</text:p>
              </table:table-cell>
              <table:table-cell office:value-type="float" office:value="0.0000829213">
                <text:p>0.0000829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00802868">
                <text:p>0.0000802868</text:p>
              </table:table-cell>
              <table:table-cell office:value-type="float" office:value="66">
                <text:p>66</text:p>
              </table:table-cell>
              <table:table-cell office:value-type="float" office:value="0.0000815413">
                <text:p>0.0000815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00777967">
                <text:p>0.0000777967</text:p>
              </table:table-cell>
              <table:table-cell office:value-type="float" office:value="67">
                <text:p>67</text:p>
              </table:table-cell>
              <table:table-cell office:value-type="float" office:value="0.000082194">
                <text:p>0.000082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00772183">
                <text:p>0.0000772183</text:p>
              </table:table-cell>
              <table:table-cell office:value-type="float" office:value="68">
                <text:p>68</text:p>
              </table:table-cell>
              <table:table-cell office:value-type="float" office:value="0.0000813563">
                <text:p>0.00008135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00772264">
                <text:p>0.0000772264</text:p>
              </table:table-cell>
              <table:table-cell office:value-type="float" office:value="69">
                <text:p>69</text:p>
              </table:table-cell>
              <table:table-cell office:value-type="float" office:value="0.0000803354">
                <text:p>0.00008033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00757099">
                <text:p>0.0000757099</text:p>
              </table:table-cell>
              <table:table-cell office:value-type="float" office:value="70">
                <text:p>70</text:p>
              </table:table-cell>
              <table:table-cell office:value-type="float" office:value="0.0000787084">
                <text:p>0.00007870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00762082">
                <text:p>0.0000762082</text:p>
              </table:table-cell>
              <table:table-cell office:value-type="float" office:value="71">
                <text:p>71</text:p>
              </table:table-cell>
              <table:table-cell office:value-type="float" office:value="0.000079454">
                <text:p>0.000079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00727915">
                <text:p>0.0000727915</text:p>
              </table:table-cell>
              <table:table-cell office:value-type="float" office:value="72">
                <text:p>72</text:p>
              </table:table-cell>
              <table:table-cell office:value-type="float" office:value="0.0000787634">
                <text:p>0.00007876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00744297">
                <text:p>0.0000744297</text:p>
              </table:table-cell>
              <table:table-cell office:value-type="float" office:value="73">
                <text:p>73</text:p>
              </table:table-cell>
              <table:table-cell office:value-type="float" office:value="0.0000792548">
                <text:p>0.0000792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00738429">
                <text:p>0.0000738429</text:p>
              </table:table-cell>
              <table:table-cell office:value-type="float" office:value="74">
                <text:p>74</text:p>
              </table:table-cell>
              <table:table-cell office:value-type="float" office:value="0.0000777807">
                <text:p>0.0000777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00729729">
                <text:p>0.0000729729</text:p>
              </table:table-cell>
              <table:table-cell office:value-type="float" office:value="75">
                <text:p>75</text:p>
              </table:table-cell>
              <table:table-cell office:value-type="float" office:value="0.0000772722">
                <text:p>0.0000772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00735297">
                <text:p>0.0000735297</text:p>
              </table:table-cell>
              <table:table-cell office:value-type="float" office:value="76">
                <text:p>76</text:p>
              </table:table-cell>
              <table:table-cell office:value-type="float" office:value="0.0000756798">
                <text:p>0.00007567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00730617">
                <text:p>0.0000730617</text:p>
              </table:table-cell>
              <table:table-cell office:value-type="float" office:value="77">
                <text:p>77</text:p>
              </table:table-cell>
              <table:table-cell office:value-type="float" office:value="0.0000755068">
                <text:p>0.000075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00723535">
                <text:p>0.0000723535</text:p>
              </table:table-cell>
              <table:table-cell office:value-type="float" office:value="78">
                <text:p>78</text:p>
              </table:table-cell>
              <table:table-cell office:value-type="float" office:value="0.0000747646">
                <text:p>0.0000747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0722844">
                <text:p>0.0000722844</text:p>
              </table:table-cell>
              <table:table-cell office:value-type="float" office:value="79">
                <text:p>79</text:p>
              </table:table-cell>
              <table:table-cell office:value-type="float" office:value="0.000074854">
                <text:p>0.0000748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0070695">
                <text:p>0.000070695</text:p>
              </table:table-cell>
              <table:table-cell office:value-type="float" office:value="80">
                <text:p>80</text:p>
              </table:table-cell>
              <table:table-cell office:value-type="float" office:value="0.0000727285">
                <text:p>0.00007272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00700326">
                <text:p>0.0000700326</text:p>
              </table:table-cell>
              <table:table-cell office:value-type="float" office:value="81">
                <text:p>81</text:p>
              </table:table-cell>
              <table:table-cell office:value-type="float" office:value="0.0000709822">
                <text:p>0.00007098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00691347">
                <text:p>0.0000691347</text:p>
              </table:table-cell>
              <table:table-cell office:value-type="float" office:value="82">
                <text:p>82</text:p>
              </table:table-cell>
              <table:table-cell office:value-type="float" office:value="0.0000713175">
                <text:p>0.0000713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00678223">
                <text:p>0.0000678223</text:p>
              </table:table-cell>
              <table:table-cell office:value-type="float" office:value="83">
                <text:p>83</text:p>
              </table:table-cell>
              <table:table-cell office:value-type="float" office:value="0.0000673546">
                <text:p>0.00006735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0066397">
                <text:p>0.000066397</text:p>
              </table:table-cell>
              <table:table-cell office:value-type="float" office:value="84">
                <text:p>84</text:p>
              </table:table-cell>
              <table:table-cell office:value-type="float" office:value="0.0000699226">
                <text:p>0.00006992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00669051">
                <text:p>0.0000669051</text:p>
              </table:table-cell>
              <table:table-cell office:value-type="float" office:value="85">
                <text:p>85</text:p>
              </table:table-cell>
              <table:table-cell office:value-type="float" office:value="0.0000687599">
                <text:p>0.00006875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00628378">
                <text:p>0.0000628378</text:p>
              </table:table-cell>
              <table:table-cell office:value-type="float" office:value="86">
                <text:p>86</text:p>
              </table:table-cell>
              <table:table-cell office:value-type="float" office:value="0.0000676974">
                <text:p>0.0000676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00665147">
                <text:p>0.0000665147</text:p>
              </table:table-cell>
              <table:table-cell office:value-type="float" office:value="87">
                <text:p>87</text:p>
              </table:table-cell>
              <table:table-cell office:value-type="float" office:value="0.0000672025">
                <text:p>0.00006720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00656843">
                <text:p>0.0000656843</text:p>
              </table:table-cell>
              <table:table-cell office:value-type="float" office:value="88">
                <text:p>88</text:p>
              </table:table-cell>
              <table:table-cell office:value-type="float" office:value="0.0000666013">
                <text:p>0.0000666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064676">
                <text:p>0.000064676</text:p>
              </table:table-cell>
              <table:table-cell office:value-type="float" office:value="89">
                <text:p>89</text:p>
              </table:table-cell>
              <table:table-cell office:value-type="float" office:value="0.0000661798">
                <text:p>0.00006617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00638204">
                <text:p>0.0000638204</text:p>
              </table:table-cell>
              <table:table-cell office:value-type="float" office:value="90">
                <text:p>90</text:p>
              </table:table-cell>
              <table:table-cell office:value-type="float" office:value="0.0000633626">
                <text:p>0.00006336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0063991">
                <text:p>0.000063991</text:p>
              </table:table-cell>
              <table:table-cell office:value-type="float" office:value="91">
                <text:p>91</text:p>
              </table:table-cell>
              <table:table-cell office:value-type="float" office:value="0.000066426">
                <text:p>0.0000664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00620167">
                <text:p>0.0000620167</text:p>
              </table:table-cell>
              <table:table-cell office:value-type="float" office:value="92">
                <text:p>92</text:p>
              </table:table-cell>
              <table:table-cell office:value-type="float" office:value="0.0000664269">
                <text:p>0.0000664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00622478">
                <text:p>0.0000622478</text:p>
              </table:table-cell>
              <table:table-cell office:value-type="float" office:value="93">
                <text:p>93</text:p>
              </table:table-cell>
              <table:table-cell office:value-type="float" office:value="0.000064514">
                <text:p>0.0000645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00609742">
                <text:p>0.0000609742</text:p>
              </table:table-cell>
              <table:table-cell office:value-type="float" office:value="94">
                <text:p>94</text:p>
              </table:table-cell>
              <table:table-cell office:value-type="float" office:value="0.0000648065">
                <text:p>0.0000648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00605017">
                <text:p>0.0000605017</text:p>
              </table:table-cell>
              <table:table-cell office:value-type="float" office:value="95">
                <text:p>95</text:p>
              </table:table-cell>
              <table:table-cell office:value-type="float" office:value="0.0000646122">
                <text:p>0.0000646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00578388">
                <text:p>0.0000578388</text:p>
              </table:table-cell>
              <table:table-cell office:value-type="float" office:value="96">
                <text:p>96</text:p>
              </table:table-cell>
              <table:table-cell office:value-type="float" office:value="0.0000631532">
                <text:p>0.0000631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0607233">
                <text:p>0.0000607233</text:p>
              </table:table-cell>
              <table:table-cell office:value-type="float" office:value="97">
                <text:p>97</text:p>
              </table:table-cell>
              <table:table-cell office:value-type="float" office:value="0.000062837">
                <text:p>0.0000628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00598629">
                <text:p>0.0000598629</text:p>
              </table:table-cell>
              <table:table-cell office:value-type="float" office:value="98">
                <text:p>98</text:p>
              </table:table-cell>
              <table:table-cell office:value-type="float" office:value="0.0000623828">
                <text:p>0.00006238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0597188">
                <text:p>0.0000597188</text:p>
              </table:table-cell>
              <table:table-cell office:value-type="float" office:value="99">
                <text:p>99</text:p>
              </table:table-cell>
              <table:table-cell office:value-type="float" office:value="0.0000611317">
                <text:p>0.00006113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00585721">
                <text:p>0.0000585721</text:p>
              </table:table-cell>
              <table:table-cell office:value-type="float" office:value="100">
                <text:p>100</text:p>
              </table:table-cell>
              <table:table-cell office:value-type="float" office:value="0.0000610378">
                <text:p>0.00006103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000646148">
                <text:p>0.0000646148</text:p>
              </table:table-cell>
              <table:table-cell office:value-type="float" office:value="101">
                <text:p>101</text:p>
              </table:table-cell>
              <table:table-cell office:value-type="float" office:value="0.000065066">
                <text:p>0.000065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000610741">
                <text:p>0.0000610741</text:p>
              </table:table-cell>
              <table:table-cell office:value-type="float" office:value="102">
                <text:p>102</text:p>
              </table:table-cell>
              <table:table-cell office:value-type="float" office:value="0.00006367">
                <text:p>0.000063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00062264">
                <text:p>0.000062264</text:p>
              </table:table-cell>
              <table:table-cell office:value-type="float" office:value="103">
                <text:p>103</text:p>
              </table:table-cell>
              <table:table-cell office:value-type="float" office:value="0.0000629568">
                <text:p>0.00006295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000601156">
                <text:p>0.0000601156</text:p>
              </table:table-cell>
              <table:table-cell office:value-type="float" office:value="104">
                <text:p>104</text:p>
              </table:table-cell>
              <table:table-cell office:value-type="float" office:value="0.0000616345">
                <text:p>0.0000616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000595266">
                <text:p>0.0000595266</text:p>
              </table:table-cell>
              <table:table-cell office:value-type="float" office:value="105">
                <text:p>105</text:p>
              </table:table-cell>
              <table:table-cell office:value-type="float" office:value="0.0000609617">
                <text:p>0.00006096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000593569">
                <text:p>0.0000593569</text:p>
              </table:table-cell>
              <table:table-cell office:value-type="float" office:value="106">
                <text:p>106</text:p>
              </table:table-cell>
              <table:table-cell office:value-type="float" office:value="0.0000601645">
                <text:p>0.00006016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000584406">
                <text:p>0.0000584406</text:p>
              </table:table-cell>
              <table:table-cell office:value-type="float" office:value="107">
                <text:p>107</text:p>
              </table:table-cell>
              <table:table-cell office:value-type="float" office:value="0.0000611623">
                <text:p>0.00006116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000578736">
                <text:p>0.0000578736</text:p>
              </table:table-cell>
              <table:table-cell office:value-type="float" office:value="108">
                <text:p>108</text:p>
              </table:table-cell>
              <table:table-cell office:value-type="float" office:value="0.0000607084">
                <text:p>0.00006070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000562114">
                <text:p>0.0000562114</text:p>
              </table:table-cell>
              <table:table-cell office:value-type="float" office:value="109">
                <text:p>109</text:p>
              </table:table-cell>
              <table:table-cell office:value-type="float" office:value="0.0000597726">
                <text:p>0.00005977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000584766">
                <text:p>0.0000584766</text:p>
              </table:table-cell>
              <table:table-cell office:value-type="float" office:value="110">
                <text:p>110</text:p>
              </table:table-cell>
              <table:table-cell office:value-type="float" office:value="0.000059114">
                <text:p>0.000059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000579837">
                <text:p>0.0000579837</text:p>
              </table:table-cell>
              <table:table-cell office:value-type="float" office:value="111">
                <text:p>111</text:p>
              </table:table-cell>
              <table:table-cell office:value-type="float" office:value="0.0000585653">
                <text:p>0.00005856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000564733">
                <text:p>0.0000564733</text:p>
              </table:table-cell>
              <table:table-cell office:value-type="float" office:value="112">
                <text:p>112</text:p>
              </table:table-cell>
              <table:table-cell office:value-type="float" office:value="0.000058658">
                <text:p>0.0000586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000553041">
                <text:p>0.0000553041</text:p>
              </table:table-cell>
              <table:table-cell office:value-type="float" office:value="113">
                <text:p>113</text:p>
              </table:table-cell>
              <table:table-cell office:value-type="float" office:value="0.0000589272">
                <text:p>0.00005892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000564001">
                <text:p>0.0000564001</text:p>
              </table:table-cell>
              <table:table-cell office:value-type="float" office:value="114">
                <text:p>114</text:p>
              </table:table-cell>
              <table:table-cell office:value-type="float" office:value="0.0000573263">
                <text:p>0.00005732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000565179">
                <text:p>0.0000565179</text:p>
              </table:table-cell>
              <table:table-cell office:value-type="float" office:value="115">
                <text:p>115</text:p>
              </table:table-cell>
              <table:table-cell office:value-type="float" office:value="0.0000578671">
                <text:p>0.00005786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000556938">
                <text:p>0.0000556938</text:p>
              </table:table-cell>
              <table:table-cell office:value-type="float" office:value="116">
                <text:p>116</text:p>
              </table:table-cell>
              <table:table-cell office:value-type="float" office:value="0.0000566742">
                <text:p>0.00005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000552065">
                <text:p>0.0000552065</text:p>
              </table:table-cell>
              <table:table-cell office:value-type="float" office:value="117">
                <text:p>117</text:p>
              </table:table-cell>
              <table:table-cell office:value-type="float" office:value="0.0000591853">
                <text:p>0.0000591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000567349">
                <text:p>0.0000567349</text:p>
              </table:table-cell>
              <table:table-cell office:value-type="float" office:value="118">
                <text:p>118</text:p>
              </table:table-cell>
              <table:table-cell office:value-type="float" office:value="0.0000570914">
                <text:p>0.00005709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000548525">
                <text:p>0.0000548525</text:p>
              </table:table-cell>
              <table:table-cell office:value-type="float" office:value="119">
                <text:p>119</text:p>
              </table:table-cell>
              <table:table-cell office:value-type="float" office:value="0.0000577348">
                <text:p>0.0000577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000552969">
                <text:p>0.0000552969</text:p>
              </table:table-cell>
              <table:table-cell office:value-type="float" office:value="120">
                <text:p>120</text:p>
              </table:table-cell>
              <table:table-cell office:value-type="float" office:value="0.000056653">
                <text:p>0.0000566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000550773">
                <text:p>0.0000550773</text:p>
              </table:table-cell>
              <table:table-cell office:value-type="float" office:value="121">
                <text:p>121</text:p>
              </table:table-cell>
              <table:table-cell office:value-type="float" office:value="0.0000561606">
                <text:p>0.00005616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000542396">
                <text:p>0.0000542396</text:p>
              </table:table-cell>
              <table:table-cell office:value-type="float" office:value="122">
                <text:p>122</text:p>
              </table:table-cell>
              <table:table-cell office:value-type="float" office:value="0.0000558071">
                <text:p>0.00005580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000537613">
                <text:p>0.0000537613</text:p>
              </table:table-cell>
              <table:table-cell office:value-type="float" office:value="123">
                <text:p>123</text:p>
              </table:table-cell>
              <table:table-cell office:value-type="float" office:value="0.0000554035">
                <text:p>0.0000554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000553849">
                <text:p>0.0000553849</text:p>
              </table:table-cell>
              <table:table-cell office:value-type="float" office:value="124">
                <text:p>124</text:p>
              </table:table-cell>
              <table:table-cell office:value-type="float" office:value="0.0000560769">
                <text:p>0.00005607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000538741">
                <text:p>0.0000538741</text:p>
              </table:table-cell>
              <table:table-cell office:value-type="float" office:value="125">
                <text:p>125</text:p>
              </table:table-cell>
              <table:table-cell office:value-type="float" office:value="0.0000539773">
                <text:p>0.0000539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0005196">
                <text:p>0.00005196</text:p>
              </table:table-cell>
              <table:table-cell office:value-type="float" office:value="126">
                <text:p>126</text:p>
              </table:table-cell>
              <table:table-cell office:value-type="float" office:value="0.0000557621">
                <text:p>0.00005576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000537294">
                <text:p>0.0000537294</text:p>
              </table:table-cell>
              <table:table-cell office:value-type="float" office:value="127">
                <text:p>127</text:p>
              </table:table-cell>
              <table:table-cell office:value-type="float" office:value="0.0000546851">
                <text:p>0.00005468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000513841">
                <text:p>0.0000513841</text:p>
              </table:table-cell>
              <table:table-cell office:value-type="float" office:value="128">
                <text:p>128</text:p>
              </table:table-cell>
              <table:table-cell office:value-type="float" office:value="0.0000542639">
                <text:p>0.00005426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000528634">
                <text:p>0.0000528634</text:p>
              </table:table-cell>
              <table:table-cell office:value-type="float" office:value="129">
                <text:p>129</text:p>
              </table:table-cell>
              <table:table-cell office:value-type="float" office:value="0.0000532049">
                <text:p>0.0000532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000530313">
                <text:p>0.0000530313</text:p>
              </table:table-cell>
              <table:table-cell office:value-type="float" office:value="130">
                <text:p>130</text:p>
              </table:table-cell>
              <table:table-cell office:value-type="float" office:value="0.0000524277">
                <text:p>0.00005242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000521993">
                <text:p>0.0000521993</text:p>
              </table:table-cell>
              <table:table-cell office:value-type="float" office:value="131">
                <text:p>131</text:p>
              </table:table-cell>
              <table:table-cell office:value-type="float" office:value="0.0000532561">
                <text:p>0.0000532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000505382">
                <text:p>0.0000505382</text:p>
              </table:table-cell>
              <table:table-cell office:value-type="float" office:value="132">
                <text:p>132</text:p>
              </table:table-cell>
              <table:table-cell office:value-type="float" office:value="0.0000517733">
                <text:p>0.00005177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00049912">
                <text:p>0.000049912</text:p>
              </table:table-cell>
              <table:table-cell office:value-type="float" office:value="133">
                <text:p>133</text:p>
              </table:table-cell>
              <table:table-cell office:value-type="float" office:value="0.0000519653">
                <text:p>0.00005196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000511828">
                <text:p>0.0000511828</text:p>
              </table:table-cell>
              <table:table-cell office:value-type="float" office:value="134">
                <text:p>134</text:p>
              </table:table-cell>
              <table:table-cell office:value-type="float" office:value="0.0000511488">
                <text:p>0.00005114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000508282">
                <text:p>0.0000508282</text:p>
              </table:table-cell>
              <table:table-cell office:value-type="float" office:value="135">
                <text:p>135</text:p>
              </table:table-cell>
              <table:table-cell office:value-type="float" office:value="0.0000509243">
                <text:p>0.0000509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000498106">
                <text:p>0.0000498106</text:p>
              </table:table-cell>
              <table:table-cell office:value-type="float" office:value="136">
                <text:p>136</text:p>
              </table:table-cell>
              <table:table-cell office:value-type="float" office:value="0.0000502464">
                <text:p>0.00005024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00048819">
                <text:p>0.000048819</text:p>
              </table:table-cell>
              <table:table-cell office:value-type="float" office:value="137">
                <text:p>137</text:p>
              </table:table-cell>
              <table:table-cell office:value-type="float" office:value="0.0000499225">
                <text:p>0.00004992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00048586">
                <text:p>0.000048586</text:p>
              </table:table-cell>
              <table:table-cell office:value-type="float" office:value="138">
                <text:p>138</text:p>
              </table:table-cell>
              <table:table-cell office:value-type="float" office:value="0.0000482655">
                <text:p>0.00004826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00484162">
                <text:p>0.0000484162</text:p>
              </table:table-cell>
              <table:table-cell office:value-type="float" office:value="139">
                <text:p>139</text:p>
              </table:table-cell>
              <table:table-cell office:value-type="float" office:value="0.0000503276">
                <text:p>0.00005032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000477045">
                <text:p>0.0000477045</text:p>
              </table:table-cell>
              <table:table-cell office:value-type="float" office:value="140">
                <text:p>140</text:p>
              </table:table-cell>
              <table:table-cell office:value-type="float" office:value="0.0000487735">
                <text:p>0.00004877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00471251">
                <text:p>0.0000471251</text:p>
              </table:table-cell>
              <table:table-cell office:value-type="float" office:value="141">
                <text:p>141</text:p>
              </table:table-cell>
              <table:table-cell office:value-type="float" office:value="0.0000484638">
                <text:p>0.00004846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000449752">
                <text:p>0.0000449752</text:p>
              </table:table-cell>
              <table:table-cell office:value-type="float" office:value="142">
                <text:p>142</text:p>
              </table:table-cell>
              <table:table-cell office:value-type="float" office:value="0.00004801">
                <text:p>0.000048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000456658">
                <text:p>0.0000456658</text:p>
              </table:table-cell>
              <table:table-cell office:value-type="float" office:value="143">
                <text:p>143</text:p>
              </table:table-cell>
              <table:table-cell office:value-type="float" office:value="0.0000486157">
                <text:p>0.0000486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00458872">
                <text:p>0.0000458872</text:p>
              </table:table-cell>
              <table:table-cell office:value-type="float" office:value="144">
                <text:p>144</text:p>
              </table:table-cell>
              <table:table-cell office:value-type="float" office:value="0.000048014">
                <text:p>0.000048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00456642">
                <text:p>0.0000456642</text:p>
              </table:table-cell>
              <table:table-cell office:value-type="float" office:value="145">
                <text:p>145</text:p>
              </table:table-cell>
              <table:table-cell office:value-type="float" office:value="0.0000478635">
                <text:p>0.0000478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00455204">
                <text:p>0.0000455204</text:p>
              </table:table-cell>
              <table:table-cell office:value-type="float" office:value="146">
                <text:p>146</text:p>
              </table:table-cell>
              <table:table-cell office:value-type="float" office:value="0.0000474907">
                <text:p>0.00004749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00442963">
                <text:p>0.0000442963</text:p>
              </table:table-cell>
              <table:table-cell office:value-type="float" office:value="147">
                <text:p>147</text:p>
              </table:table-cell>
              <table:table-cell office:value-type="float" office:value="0.0000458299">
                <text:p>0.00004582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000439533">
                <text:p>0.0000439533</text:p>
              </table:table-cell>
              <table:table-cell office:value-type="float" office:value="148">
                <text:p>148</text:p>
              </table:table-cell>
              <table:table-cell office:value-type="float" office:value="0.0000475259">
                <text:p>0.0000475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00450753">
                <text:p>0.0000450753</text:p>
              </table:table-cell>
              <table:table-cell office:value-type="float" office:value="149">
                <text:p>149</text:p>
              </table:table-cell>
              <table:table-cell office:value-type="float" office:value="0.0000469333">
                <text:p>0.0000469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000434742">
                <text:p>0.0000434742</text:p>
              </table:table-cell>
              <table:table-cell office:value-type="float" office:value="150">
                <text:p>150</text:p>
              </table:table-cell>
              <table:table-cell office:value-type="float" office:value="0.0000454293">
                <text:p>0.00004542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00445218">
                <text:p>0.0000445218</text:p>
              </table:table-cell>
              <table:table-cell office:value-type="float" office:value="151">
                <text:p>151</text:p>
              </table:table-cell>
              <table:table-cell office:value-type="float" office:value="0.0000451335">
                <text:p>0.00004513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000438251">
                <text:p>0.0000438251</text:p>
              </table:table-cell>
              <table:table-cell office:value-type="float" office:value="152">
                <text:p>152</text:p>
              </table:table-cell>
              <table:table-cell office:value-type="float" office:value="0.0000456811">
                <text:p>0.00004568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000434189">
                <text:p>0.0000434189</text:p>
              </table:table-cell>
              <table:table-cell office:value-type="float" office:value="153">
                <text:p>153</text:p>
              </table:table-cell>
              <table:table-cell office:value-type="float" office:value="0.0000450334">
                <text:p>0.0000450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000416293">
                <text:p>0.0000416293</text:p>
              </table:table-cell>
              <table:table-cell office:value-type="float" office:value="154">
                <text:p>154</text:p>
              </table:table-cell>
              <table:table-cell office:value-type="float" office:value="0.0000442859">
                <text:p>0.00004428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000438861">
                <text:p>0.0000438861</text:p>
              </table:table-cell>
              <table:table-cell office:value-type="float" office:value="155">
                <text:p>155</text:p>
              </table:table-cell>
              <table:table-cell office:value-type="float" office:value="0.0000443725">
                <text:p>0.0000443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000420379">
                <text:p>0.0000420379</text:p>
              </table:table-cell>
              <table:table-cell office:value-type="float" office:value="156">
                <text:p>156</text:p>
              </table:table-cell>
              <table:table-cell office:value-type="float" office:value="0.000043395">
                <text:p>0.0000433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000444809">
                <text:p>0.0000444809</text:p>
              </table:table-cell>
              <table:table-cell office:value-type="float" office:value="157">
                <text:p>157</text:p>
              </table:table-cell>
              <table:table-cell office:value-type="float" office:value="0.0000441995">
                <text:p>0.00004419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000414161">
                <text:p>0.0000414161</text:p>
              </table:table-cell>
              <table:table-cell office:value-type="float" office:value="158">
                <text:p>158</text:p>
              </table:table-cell>
              <table:table-cell office:value-type="float" office:value="0.0000436175">
                <text:p>0.00004361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000405483">
                <text:p>0.0000405483</text:p>
              </table:table-cell>
              <table:table-cell office:value-type="float" office:value="159">
                <text:p>159</text:p>
              </table:table-cell>
              <table:table-cell office:value-type="float" office:value="0.0000435136">
                <text:p>0.00004351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000423445">
                <text:p>0.0000423445</text:p>
              </table:table-cell>
              <table:table-cell office:value-type="float" office:value="160">
                <text:p>160</text:p>
              </table:table-cell>
              <table:table-cell office:value-type="float" office:value="0.0000436841">
                <text:p>0.00004368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000408915">
                <text:p>0.0000408915</text:p>
              </table:table-cell>
              <table:table-cell office:value-type="float" office:value="161">
                <text:p>161</text:p>
              </table:table-cell>
              <table:table-cell office:value-type="float" office:value="0.0000419152">
                <text:p>0.00004191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000417329">
                <text:p>0.0000417329</text:p>
              </table:table-cell>
              <table:table-cell office:value-type="float" office:value="162">
                <text:p>162</text:p>
              </table:table-cell>
              <table:table-cell office:value-type="float" office:value="0.0000418905">
                <text:p>0.00004189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000400034">
                <text:p>0.0000400034</text:p>
              </table:table-cell>
              <table:table-cell office:value-type="float" office:value="163">
                <text:p>163</text:p>
              </table:table-cell>
              <table:table-cell office:value-type="float" office:value="0.0000413999">
                <text:p>0.0000413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000425652">
                <text:p>0.0000425652</text:p>
              </table:table-cell>
              <table:table-cell office:value-type="float" office:value="164">
                <text:p>164</text:p>
              </table:table-cell>
              <table:table-cell office:value-type="float" office:value="0.0000404771">
                <text:p>0.0000404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000397765">
                <text:p>0.0000397765</text:p>
              </table:table-cell>
              <table:table-cell office:value-type="float" office:value="165">
                <text:p>165</text:p>
              </table:table-cell>
              <table:table-cell office:value-type="float" office:value="0.0000404283">
                <text:p>0.00004042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000407277">
                <text:p>0.0000407277</text:p>
              </table:table-cell>
              <table:table-cell office:value-type="float" office:value="166">
                <text:p>166</text:p>
              </table:table-cell>
              <table:table-cell office:value-type="float" office:value="0.0000390388">
                <text:p>0.00003903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000394872">
                <text:p>0.0000394872</text:p>
              </table:table-cell>
              <table:table-cell office:value-type="float" office:value="167">
                <text:p>167</text:p>
              </table:table-cell>
              <table:table-cell office:value-type="float" office:value="0.0000387674">
                <text:p>0.00003876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000395553">
                <text:p>0.0000395553</text:p>
              </table:table-cell>
              <table:table-cell office:value-type="float" office:value="168">
                <text:p>168</text:p>
              </table:table-cell>
              <table:table-cell office:value-type="float" office:value="0.0000366914">
                <text:p>0.00003669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000386039">
                <text:p>0.0000386039</text:p>
              </table:table-cell>
              <table:table-cell office:value-type="float" office:value="169">
                <text:p>169</text:p>
              </table:table-cell>
              <table:table-cell office:value-type="float" office:value="0.0000385717">
                <text:p>0.00003857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000387444">
                <text:p>0.0000387444</text:p>
              </table:table-cell>
              <table:table-cell office:value-type="float" office:value="170">
                <text:p>170</text:p>
              </table:table-cell>
              <table:table-cell office:value-type="float" office:value="0.0000387713">
                <text:p>0.00003877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00038974">
                <text:p>0.000038974</text:p>
              </table:table-cell>
              <table:table-cell office:value-type="float" office:value="171">
                <text:p>171</text:p>
              </table:table-cell>
              <table:table-cell office:value-type="float" office:value="0.0000373997">
                <text:p>0.00003739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000386504">
                <text:p>0.0000386504</text:p>
              </table:table-cell>
              <table:table-cell office:value-type="float" office:value="172">
                <text:p>172</text:p>
              </table:table-cell>
              <table:table-cell office:value-type="float" office:value="0.0000388402">
                <text:p>0.0000388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000378066">
                <text:p>0.0000378066</text:p>
              </table:table-cell>
              <table:table-cell office:value-type="float" office:value="173">
                <text:p>173</text:p>
              </table:table-cell>
              <table:table-cell office:value-type="float" office:value="0.0000372082">
                <text:p>0.00003720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000375181">
                <text:p>0.0000375181</text:p>
              </table:table-cell>
              <table:table-cell office:value-type="float" office:value="174">
                <text:p>174</text:p>
              </table:table-cell>
              <table:table-cell office:value-type="float" office:value="0.0000371246">
                <text:p>0.0000371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000358924">
                <text:p>0.0000358924</text:p>
              </table:table-cell>
              <table:table-cell office:value-type="float" office:value="175">
                <text:p>175</text:p>
              </table:table-cell>
              <table:table-cell office:value-type="float" office:value="0.0000374992">
                <text:p>0.00003749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000378764">
                <text:p>0.0000378764</text:p>
              </table:table-cell>
              <table:table-cell office:value-type="float" office:value="176">
                <text:p>176</text:p>
              </table:table-cell>
              <table:table-cell office:value-type="float" office:value="0.0000363033">
                <text:p>0.00003630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000356816">
                <text:p>0.0000356816</text:p>
              </table:table-cell>
              <table:table-cell office:value-type="float" office:value="177">
                <text:p>177</text:p>
              </table:table-cell>
              <table:table-cell office:value-type="float" office:value="0.0000369113">
                <text:p>0.00003691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000368463">
                <text:p>0.0000368463</text:p>
              </table:table-cell>
              <table:table-cell office:value-type="float" office:value="178">
                <text:p>178</text:p>
              </table:table-cell>
              <table:table-cell office:value-type="float" office:value="0.0000362838">
                <text:p>0.00003628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000366227">
                <text:p>0.0000366227</text:p>
              </table:table-cell>
              <table:table-cell office:value-type="float" office:value="179">
                <text:p>179</text:p>
              </table:table-cell>
              <table:table-cell office:value-type="float" office:value="0.000035763">
                <text:p>0.0000357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000346308">
                <text:p>0.0000346308</text:p>
              </table:table-cell>
              <table:table-cell office:value-type="float" office:value="180">
                <text:p>180</text:p>
              </table:table-cell>
              <table:table-cell office:value-type="float" office:value="0.0000357399">
                <text:p>0.00003573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000365201">
                <text:p>0.0000365201</text:p>
              </table:table-cell>
              <table:table-cell office:value-type="float" office:value="181">
                <text:p>181</text:p>
              </table:table-cell>
              <table:table-cell office:value-type="float" office:value="0.000033801">
                <text:p>0.0000338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000355461">
                <text:p>0.0000355461</text:p>
              </table:table-cell>
              <table:table-cell office:value-type="float" office:value="182">
                <text:p>182</text:p>
              </table:table-cell>
              <table:table-cell office:value-type="float" office:value="0.0000354859">
                <text:p>0.00003548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00035674">
                <text:p>0.000035674</text:p>
              </table:table-cell>
              <table:table-cell office:value-type="float" office:value="183">
                <text:p>183</text:p>
              </table:table-cell>
              <table:table-cell office:value-type="float" office:value="0.0000345501">
                <text:p>0.00003455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000336842">
                <text:p>0.0000336842</text:p>
              </table:table-cell>
              <table:table-cell office:value-type="float" office:value="184">
                <text:p>184</text:p>
              </table:table-cell>
              <table:table-cell office:value-type="float" office:value="0.0000352616">
                <text:p>0.00003526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000354355">
                <text:p>0.0000354355</text:p>
              </table:table-cell>
              <table:table-cell office:value-type="float" office:value="185">
                <text:p>185</text:p>
              </table:table-cell>
              <table:table-cell office:value-type="float" office:value="0.0000333433">
                <text:p>0.00003334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000335139">
                <text:p>0.0000335139</text:p>
              </table:table-cell>
              <table:table-cell office:value-type="float" office:value="186">
                <text:p>186</text:p>
              </table:table-cell>
              <table:table-cell office:value-type="float" office:value="0.0000351125">
                <text:p>0.0000351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000342674">
                <text:p>0.0000342674</text:p>
              </table:table-cell>
              <table:table-cell office:value-type="float" office:value="187">
                <text:p>187</text:p>
              </table:table-cell>
              <table:table-cell office:value-type="float" office:value="0.0000348104">
                <text:p>0.00003481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00339247">
                <text:p>0.0000339247</text:p>
              </table:table-cell>
              <table:table-cell office:value-type="float" office:value="188">
                <text:p>188</text:p>
              </table:table-cell>
              <table:table-cell office:value-type="float" office:value="0.0000335084">
                <text:p>0.0000335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00032535">
                <text:p>0.000032535</text:p>
              </table:table-cell>
              <table:table-cell office:value-type="float" office:value="189">
                <text:p>189</text:p>
              </table:table-cell>
              <table:table-cell office:value-type="float" office:value="0.0000334615">
                <text:p>0.00003346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000333071">
                <text:p>0.0000333071</text:p>
              </table:table-cell>
              <table:table-cell office:value-type="float" office:value="190">
                <text:p>190</text:p>
              </table:table-cell>
              <table:table-cell office:value-type="float" office:value="0.0000335857">
                <text:p>0.0000335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000333286">
                <text:p>0.0000333286</text:p>
              </table:table-cell>
              <table:table-cell office:value-type="float" office:value="191">
                <text:p>191</text:p>
              </table:table-cell>
              <table:table-cell office:value-type="float" office:value="0.0000333902">
                <text:p>0.00003339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000328853">
                <text:p>0.0000328853</text:p>
              </table:table-cell>
              <table:table-cell office:value-type="float" office:value="192">
                <text:p>192</text:p>
              </table:table-cell>
              <table:table-cell office:value-type="float" office:value="0.0000318929">
                <text:p>0.00003189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000334777">
                <text:p>0.0000334777</text:p>
              </table:table-cell>
              <table:table-cell office:value-type="float" office:value="193">
                <text:p>193</text:p>
              </table:table-cell>
              <table:table-cell office:value-type="float" office:value="0.000033257">
                <text:p>0.0000332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000319901">
                <text:p>0.0000319901</text:p>
              </table:table-cell>
              <table:table-cell office:value-type="float" office:value="194">
                <text:p>194</text:p>
              </table:table-cell>
              <table:table-cell office:value-type="float" office:value="0.0000316823">
                <text:p>0.00003168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000315368">
                <text:p>0.0000315368</text:p>
              </table:table-cell>
              <table:table-cell office:value-type="float" office:value="195">
                <text:p>195</text:p>
              </table:table-cell>
              <table:table-cell office:value-type="float" office:value="0.0000326495">
                <text:p>0.00003264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000310318">
                <text:p>0.0000310318</text:p>
              </table:table-cell>
              <table:table-cell office:value-type="float" office:value="196">
                <text:p>196</text:p>
              </table:table-cell>
              <table:table-cell office:value-type="float" office:value="0.0000309084">
                <text:p>0.00003090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000304228">
                <text:p>0.0000304228</text:p>
              </table:table-cell>
              <table:table-cell office:value-type="float" office:value="197">
                <text:p>197</text:p>
              </table:table-cell>
              <table:table-cell office:value-type="float" office:value="0.000031242">
                <text:p>0.0000312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000306367">
                <text:p>0.0000306367</text:p>
              </table:table-cell>
              <table:table-cell office:value-type="float" office:value="198">
                <text:p>198</text:p>
              </table:table-cell>
              <table:table-cell office:value-type="float" office:value="0.0000313283">
                <text:p>0.00003132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00307577">
                <text:p>0.0000307577</text:p>
              </table:table-cell>
              <table:table-cell office:value-type="float" office:value="199">
                <text:p>199</text:p>
              </table:table-cell>
              <table:table-cell office:value-type="float" office:value="0.0000298007">
                <text:p>0.0000298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0000314842">
                <text:p>0.00003148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0.0000312194">
                <text:p>0.00003121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0.000029907">
                <text:p>0.0000299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0.0000297947">
                <text:p>0.00002979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0.0000307922">
                <text:p>0.00003079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0.0000293783">
                <text:p>0.00002937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0.0000288346">
                <text:p>0.00002883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0.0000292192">
                <text:p>0.00002921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0.0000289262">
                <text:p>0.00002892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0.0000281199">
                <text:p>0.00002811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0.0000281229">
                <text:p>0.00002812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000263938">
                <text:p>0.00002639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0000297434">
                <text:p>0.00002974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0000269332">
                <text:p>0.00002693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0000268516">
                <text:p>0.00002685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000274695">
                <text:p>0.00002746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0000261798">
                <text:p>0.00002617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0000267855">
                <text:p>0.0000267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0000260064">
                <text:p>0.00002600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0000267363">
                <text:p>0.00002673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000264605">
                <text:p>0.00002646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000248292">
                <text:p>0.00002482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0000254468">
                <text:p>0.00002544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0000253361">
                <text:p>0.00002533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0000247517">
                <text:p>0.00002475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000241305">
                <text:p>0.00002413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00002567">
                <text:p>0.000025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0.000024036">
                <text:p>0.0000240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000245887">
                <text:p>0.00002458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0000236303">
                <text:p>0.00002363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0000234706">
                <text:p>0.00002347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0000232595">
                <text:p>0.00002325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0000229342">
                <text:p>0.00002293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0000245515">
                <text:p>0.00002455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0000226361">
                <text:p>0.00002263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0000236421">
                <text:p>0.00002364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0000218262">
                <text:p>0.00002182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0000221917">
                <text:p>0.00002219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0000231269">
                <text:p>0.00002312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0000220801">
                <text:p>0.00002208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000216244">
                <text:p>0.00002162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0000209686">
                <text:p>0.00002096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000021597">
                <text:p>0.0000215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0000211469">
                <text:p>0.00002114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000021239">
                <text:p>0.0000212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0.0000206793">
                <text:p>0.00002067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0000199682">
                <text:p>0.00001996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0000207206">
                <text:p>0.00002072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0000200463">
                <text:p>0.00002004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0000196582">
                <text:p>0.00001965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00187131">
                <text:p>0.00001871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0000200557">
                <text:p>0.00002005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0000189003">
                <text:p>0.00001890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000187321">
                <text:p>0.00001873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0000187066">
                <text:p>0.00001870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0.0000176295">
                <text:p>0.00001762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0000175923">
                <text:p>0.00001759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0000175524">
                <text:p>0.00001755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0000165706">
                <text:p>0.00001657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0000164684">
                <text:p>0.00001646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00153947">
                <text:p>0.00001539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0000170945">
                <text:p>0.00001709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0000155975">
                <text:p>0.00001559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0000153944">
                <text:p>0.00001539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0000153553">
                <text:p>0.00001535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0000146384">
                <text:p>0.00001463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0000157864">
                <text:p>0.00001578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0000143239">
                <text:p>0.00001432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0000151853">
                <text:p>0.00001518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0000146951">
                <text:p>0.00001469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0000136195">
                <text:p>0.00001361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00001402">
                <text:p>0.00001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0000135818">
                <text:p>0.00001358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0.000014352">
                <text:p>0.0000143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0000131721">
                <text:p>0.00001317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00001377">
                <text:p>0.000013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0000132369">
                <text:p>0.00001323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0000127542">
                <text:p>0.00001275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0000131103">
                <text:p>0.00001311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0000131526">
                <text:p>0.00001315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00012679">
                <text:p>0.0000126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0000124923">
                <text:p>0.00001249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0000124259">
                <text:p>0.00001242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000012061">
                <text:p>0.0000120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0000125783">
                <text:p>0.00001257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0000119322">
                <text:p>0.00001193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0000117215">
                <text:p>0.00001172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0000121733">
                <text:p>0.00001217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0000119612">
                <text:p>0.00001196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0000112343">
                <text:p>0.00001123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0.0000118376">
                <text:p>0.00001183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0000110753">
                <text:p>0.00001107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0000115665">
                <text:p>0.00001156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0000113319">
                <text:p>0.0000113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000011001">
                <text:p>0.000011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0000114246">
                <text:p>0.00001142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0000102936">
                <text:p>0.0000102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0000110033">
                <text:p>0.0000110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000010095">
                <text:p>0.00001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0.0000105061">
                <text:p>0.0000105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00103855">
                <text:p>0.0000103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00000986441">
                <text:p>0.00000986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0000102374">
                <text:p>0.0000102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00000961338">
                <text:p>0.00000961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0000106108">
                <text:p>0.0000106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00000942706">
                <text:p>0.00000942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00000931822">
                <text:p>0.00000931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0000906404">
                <text:p>0.0000090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00000994321">
                <text:p>0.00000994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00000944927">
                <text:p>0.00000944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00000919564">
                <text:p>0.00000919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0000089673">
                <text:p>0.0000089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00000904508">
                <text:p>0.00000904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00000900766">
                <text:p>0.00000900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00000884814">
                <text:p>0.00000884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00000855456">
                <text:p>0.00000855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00000817206">
                <text:p>0.00000817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00000819473">
                <text:p>0.00000819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0.000009087">
                <text:p>0.000009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0.00000786291">
                <text:p>0.00000786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0000848115">
                <text:p>0.00000848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0.00000756639">
                <text:p>0.00000756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0.00000802327">
                <text:p>0.00000802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0.00000798159">
                <text:p>0.00000798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0.00000717791">
                <text:p>0.00000717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0.00000848132">
                <text:p>0.00000848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0.00000680189">
                <text:p>0.00000680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00000769053">
                <text:p>0.00000769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0.00000704724">
                <text:p>0.00000704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0.00000733108">
                <text:p>0.00000733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00000656883">
                <text:p>0.00000656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0000071418">
                <text:p>0.0000071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0.00000722099">
                <text:p>0.0000072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0.00000662214">
                <text:p>0.00000662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0.00000663458">
                <text:p>0.00000663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0.00000683372">
                <text:p>0.0000068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0.00000604731">
                <text:p>0.00000604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0.0000068428">
                <text:p>0.0000068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0.00000597767">
                <text:p>0.0000059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0.00000706453">
                <text:p>0.00000706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00000569468">
                <text:p>0.00000569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00000656389">
                <text:p>0.00000656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0.00000553155">
                <text:p>0.00000553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0.0000068694">
                <text:p>0.0000068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0.00000538263">
                <text:p>0.00000538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0.00000624494">
                <text:p>0.00000624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0.00000539909">
                <text:p>0.00000539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0.00000624623">
                <text:p>0.00000624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0.00000607708">
                <text:p>0.00000607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0.0000054183">
                <text:p>0.0000054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000527881">
                <text:p>0.0000052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0.00000524206">
                <text:p>0.00000524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0.00000478839">
                <text:p>0.00000478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0.00000530144">
                <text:p>0.00000530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0.00000483955">
                <text:p>0.00000483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0.00000469983">
                <text:p>0.00000469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0.00000492023">
                <text:p>0.00000492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0.00000447072">
                <text:p>0.00000447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0.00000456926">
                <text:p>0.00000456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0.0000043276">
                <text:p>0.0000043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00000427307">
                <text:p>0.00000427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0.00000441197">
                <text:p>0.00000441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0.00000429523">
                <text:p>0.00000429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0.00000402351">
                <text:p>0.00000402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0.00000432379">
                <text:p>0.0000043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0.00000377588">
                <text:p>0.00000377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0.00000399884">
                <text:p>0.00000399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0.00000415687">
                <text:p>0.00000415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0.00000368927">
                <text:p>0.00000368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0000036101">
                <text:p>0.0000036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0000356455">
                <text:p>0.00000356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00000343175">
                <text:p>0.00000343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0.00000380946">
                <text:p>0.00000380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0.00000328925">
                <text:p>0.00000328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0.00000374627">
                <text:p>0.00000374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0.00000297755">
                <text:p>0.00000297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0.00000366233">
                <text:p>0.00000366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0.00000312875">
                <text:p>0.00000312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0.00000337248">
                <text:p>0.00000337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0.00000285104">
                <text:p>0.00000285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00000340536">
                <text:p>0.0000034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00000277282">
                <text:p>0.00000277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00000328738">
                <text:p>0.00000328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0.00000284844">
                <text:p>0.00000284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0.00000291582">
                <text:p>0.00000291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0.00000277233">
                <text:p>0.00000277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0.00000299242">
                <text:p>0.00000299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0.00000267558">
                <text:p>0.00000267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0.00000261833">
                <text:p>0.00000261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0.00000272068">
                <text:p>0.00000272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00000250835">
                <text:p>0.00000250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00000284309">
                <text:p>0.00000284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0.00000227537">
                <text:p>0.00000227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0.00000266718">
                <text:p>0.00000266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0.00000228585">
                <text:p>0.00000228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0.0000024776">
                <text:p>0.0000024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0.00000201341">
                <text:p>0.00000201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0000233992">
                <text:p>0.00000233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0.00000210295">
                <text:p>0.00000210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0.00000232134">
                <text:p>0.00000232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000199821">
                <text:p>0.0000019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00000226078">
                <text:p>0.00000226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0.00000189544">
                <text:p>0.00000189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0.00000221637">
                <text:p>0.00000221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0.000001903">
                <text:p>0.000001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0.00000210035">
                <text:p>0.00000210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0.00000168602">
                <text:p>0.00000168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0.00000196844">
                <text:p>0.00000196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0.00000175572">
                <text:p>0.00000175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0.00000198617">
                <text:p>0.00000198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000153557">
                <text:p>0.00000153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0000215837">
                <text:p>0.00000215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0.00000162446">
                <text:p>0.00000162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0.00000186196">
                <text:p>0.00000186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0.00000147182">
                <text:p>0.00000147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0.00000184076">
                <text:p>0.00000184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00000131678">
                <text:p>0.00000131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0.00000152276">
                <text:p>0.00000152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0.00000148819">
                <text:p>0.0000014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0.00000139223">
                <text:p>0.00000139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00015095">
                <text:p>0.0000015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00000145949">
                <text:p>0.00000145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0.00000129957">
                <text:p>0.00000129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0.00000137683">
                <text:p>0.00000137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0.00000130012">
                <text:p>0.0000013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0.00000121768">
                <text:p>0.00000121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0.00000134516">
                <text:p>0.00000134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0.00000118811">
                <text:p>0.00000118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0.00000116967">
                <text:p>0.00000116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00000111074">
                <text:p>0.00000111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000133795">
                <text:p>0.00000133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